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4200000042B45DD52B.png" manifest:media-type="image/png"/>
  <manifest:file-entry manifest:full-path="Pictures/100000010000023B000000476FC4067E.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pitch="variable"/>
    <style:font-face style:name="Cambria1" svg:font-family="Cambr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office:font-face-decls>
  <office:automatic-styles>
    <style:style style:name="P1" style:family="paragraph" style:parent-style-name="Default">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Arial2" fo:font-size="14pt" officeooo:paragraph-rsid="0011b7ea" style:font-size-asian="14pt" style:font-size-complex="14pt"/>
    </style:style>
    <style:style style:name="P3" style:family="paragraph" style:parent-style-name="Standard">
      <style:paragraph-properties fo:text-align="center" style:justify-single-word="false"/>
      <style:text-properties style:font-name="Arial2" fo:font-size="14pt" fo:font-weight="bold" officeooo:paragraph-rsid="0011b7ea" style:font-size-asian="14pt" style:font-weight-asian="bold" style:font-size-complex="14pt" style:font-weight-complex="bold"/>
    </style:style>
    <style:style style:name="P4" style:family="paragraph" style:parent-style-name="Standard">
      <style:paragraph-properties fo:text-align="center" style:justify-single-word="false" fo:text-indent="1.249cm" style:auto-text-indent="false"/>
      <style:text-properties style:font-name="Arial" fo:font-size="12pt" fo:font-weight="normal" officeooo:rsid="0011b7ea" officeooo:paragraph-rsid="0011b7ea" style:font-size-asian="12pt" style:font-weight-asian="normal" style:font-name-complex="Arial3" style:font-size-complex="12pt" style:font-weight-complex="normal"/>
    </style:style>
    <style:style style:name="P5" style:family="paragraph" style:parent-style-name="Standard">
      <style:paragraph-properties fo:text-align="center" style:justify-single-word="false" fo:text-indent="1.249cm" style:auto-text-indent="false"/>
      <style:text-properties style:font-name="Arial" fo:font-size="12pt" fo:font-weight="normal" officeooo:paragraph-rsid="0011b7ea" style:font-size-asian="12pt" style:font-weight-asian="normal" style:font-name-complex="Arial3" style:font-size-complex="12pt" style:font-weight-complex="normal"/>
    </style:style>
    <style:style style:name="P6" style:family="paragraph" style:parent-style-name="Standard">
      <style:paragraph-properties fo:text-align="center" style:justify-single-word="false" fo:text-indent="1.249cm" style:auto-text-indent="false"/>
      <style:text-properties fo:font-size="12pt" officeooo:paragraph-rsid="0011b7ea" style:font-size-asian="12pt" style:font-size-complex="12pt"/>
    </style:style>
    <style:style style:name="P7" style:family="paragraph" style:parent-style-name="Default">
      <style:paragraph-properties fo:margin-top="0.201cm" fo:margin-bottom="0.201cm" style:contextual-spacing="false" fo:text-align="center" style:justify-single-word="false"/>
      <style:text-properties style:font-name="Arial2" fo:font-size="12pt" style:text-underline-style="none" officeooo:rsid="0011b7ea" officeooo:paragraph-rsid="0011b7ea" style:font-size-asian="12pt" style:font-size-complex="12pt"/>
    </style:style>
    <style:style style:name="P8" style:family="paragraph" style:parent-style-name="Default">
      <style:paragraph-properties fo:text-align="center" style:justify-single-word="false"/>
      <style:text-properties style:font-name="Arial2" fo:font-size="12pt" style:text-underline-style="none" officeooo:rsid="0011b7ea" officeooo:paragraph-rsid="0011b7ea" style:font-size-asian="12pt" style:font-size-complex="12pt"/>
    </style:style>
    <style:style style:name="P9" style:family="paragraph" style:parent-style-name="Default">
      <style:paragraph-properties fo:text-align="center" style:justify-single-word="false"/>
      <style:text-properties style:font-name="Arial2" fo:font-size="12pt" style:font-size-asian="12pt" style:font-size-complex="12pt"/>
    </style:style>
    <style:style style:name="P10" style:family="paragraph" style:parent-style-name="Text_20_body">
      <style:paragraph-properties fo:text-align="center" style:justify-single-word="false"/>
      <style:text-properties fo:color="#000000" loext:opacity="100%" style:font-name="Arial2" fo:font-size="12pt" officeooo:rsid="0011b7ea" officeooo:paragraph-rsid="0011b7ea" style:font-size-asian="12pt" style:font-size-complex="12pt"/>
    </style:style>
    <style:style style:name="P11" style:family="paragraph" style:parent-style-name="Default">
      <style:paragraph-properties fo:text-align="center" style:justify-single-word="false"/>
      <style:text-properties style:font-name="Arial2" fo:font-size="12pt" style:text-underline-style="none" style:font-size-asian="12pt" style:font-size-complex="12pt"/>
    </style:style>
    <style:style style:name="P12" style:family="paragraph" style:parent-style-name="Default">
      <style:paragraph-properties fo:text-align="center" style:justify-single-word="false"/>
      <style:text-properties style:font-name="Arial2" fo:font-size="12pt" officeooo:rsid="0011b7ea" officeooo:paragraph-rsid="0011b7ea" style:font-size-asian="12pt" style:font-size-complex="12pt"/>
    </style:style>
    <style:style style:name="P13" style:family="paragraph" style:parent-style-name="Default">
      <style:paragraph-properties fo:text-align="center" style:justify-single-word="false"/>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style:font-name="Arial" fo:font-size="14pt" fo:font-weight="bold" style:font-size-asian="14pt" style:font-weight-asian="bold" style:font-name-complex="Arial3" style:font-size-complex="14pt" style:font-weight-complex="bold"/>
    </style:style>
    <style:style style:name="P16" style:family="paragraph" style:parent-style-name="Standard">
      <style:paragraph-properties fo:text-align="center" style:justify-single-word="false"/>
      <style:text-properties style:font-name="Arial" fo:font-size="12pt" style:font-size-asian="12pt" style:font-name-complex="Arial3" style:font-size-complex="12pt"/>
    </style:style>
    <style:style style:name="P17" style:family="paragraph" style:parent-style-name="Heading_20_1">
      <style:paragraph-properties fo:margin-top="0cm" fo:margin-bottom="0cm" style:contextual-spacing="false" fo:break-before="page"/>
    </style:style>
    <style:style style:name="P18" style:family="paragraph" style:parent-style-name="Contents_20_1">
      <style:paragraph-properties>
        <style:tab-stops>
          <style:tab-stop style:position="15.919cm" style:type="right" style:leader-style="dotted" style:leader-text="."/>
        </style:tab-stops>
      </style:paragraph-properties>
    </style:style>
    <style:style style:name="P19" style:family="paragraph" style:parent-style-name="Contents_20_3">
      <style:paragraph-properties>
        <style:tab-stops>
          <style:tab-stop style:position="15.919cm" style:type="right" style:leader-style="dotted" style:leader-text="."/>
        </style:tab-stops>
      </style:paragraph-properties>
    </style:style>
    <style:style style:name="P20" style:family="paragraph" style:parent-style-name="Standard">
      <style:text-properties style:font-name="Arial" fo:font-size="12pt" style:font-size-asian="12pt" style:font-name-complex="Arial3" style:font-size-complex="12pt"/>
    </style:style>
    <style:style style:name="P21" style:family="paragraph" style:parent-style-name="Heading_20_1">
      <style:paragraph-properties fo:text-align="start" style:justify-single-word="false" fo:break-before="page"/>
      <style:text-properties style:font-name="Arial2"/>
    </style:style>
    <style:style style:name="P22" style:family="paragraph" style:parent-style-name="Standard" style:list-style-name="L1">
      <style:text-properties style:font-name="Arial2"/>
    </style:style>
    <style:style style:name="P23" style:family="paragraph" style:parent-style-name="Standard" style:list-style-name="L2">
      <style:paragraph-properties fo:margin-top="0cm" fo:margin-bottom="0.182cm" style:contextual-spacing="false"/>
      <style:text-properties style:font-name="Arial2" officeooo:paragraph-rsid="00150f1a"/>
    </style:style>
    <style:style style:name="P24" style:family="paragraph" style:parent-style-name="Standard">
      <style:text-properties style:font-name="Arial2" officeooo:paragraph-rsid="00150f1a"/>
    </style:style>
    <style:style style:name="P25" style:family="paragraph" style:parent-style-name="Text_20_body">
      <style:paragraph-properties fo:margin-left="2.581cm" fo:margin-right="0cm" fo:margin-top="0.079cm" fo:margin-bottom="0cm" style:contextual-spacing="false" fo:text-indent="-1.905cm" style:auto-text-indent="false" fo:padding="0cm" fo:border="none"/>
      <style:text-properties style:font-name="Arial2"/>
    </style:style>
    <style:style style:name="P26" style:family="paragraph" style:parent-style-name="Heading_20_3">
      <style:paragraph-properties fo:line-height="108%" fo:text-align="start" style:justify-single-word="false" fo:orphans="2" fo:widows="2" style:writing-mode="lr-tb"/>
      <style:text-properties fo:color="#4f81bc" loext:opacity="100%" fo:font-size="12pt"/>
    </style:style>
    <style:style style:name="P27" style:family="paragraph" style:parent-style-name="Standard">
      <style:text-properties style:font-name="Arial2"/>
    </style:style>
    <style:style style:name="P28" style:family="paragraph" style:parent-style-name="Standard" style:list-style-name="L3">
      <style:paragraph-properties fo:margin-top="0.101cm" fo:margin-bottom="0.182cm" style:contextual-spacing="false"/>
      <style:text-properties style:font-name="Arial2" officeooo:paragraph-rsid="00150f1a"/>
    </style:style>
    <style:style style:name="P29" style:family="paragraph" style:parent-style-name="Text_20_body">
      <style:paragraph-properties fo:margin-left="0.676cm" fo:margin-right="0.183cm" fo:margin-top="0.085cm" fo:margin-bottom="0cm" style:contextual-spacing="false" fo:line-height="114%" fo:text-indent="0cm" style:auto-text-indent="false" fo:padding="0cm" fo:border="none"/>
      <style:text-properties style:font-name="Arial2"/>
    </style:style>
    <style:style style:name="P30" style:family="paragraph" style:parent-style-name="Text_20_body">
      <style:paragraph-properties fo:margin-left="0cm" fo:margin-right="0cm" fo:margin-top="0.086cm" fo:margin-bottom="0cm" style:contextual-spacing="false" fo:text-indent="0cm" style:auto-text-indent="false" fo:padding="0cm" fo:border="none"/>
      <style:text-properties style:font-name="Arial2"/>
    </style:style>
    <style:style style:name="P31" style:family="paragraph" style:parent-style-name="Heading_20_1">
      <style:paragraph-properties fo:margin-left="0.79cm" fo:margin-right="0cm" fo:margin-top="0cm" fo:margin-bottom="0cm" style:contextual-spacing="false" fo:text-indent="-0.631cm" style:auto-text-indent="false" fo:padding="0cm" fo:border="none"/>
      <style:text-properties style:font-name="Arial2"/>
    </style:style>
    <style:style style:name="P32" style:family="paragraph" style:parent-style-name="Text_20_body">
      <style:paragraph-properties fo:margin-left="0.676cm" fo:margin-right="0cm" fo:margin-top="0.065cm" fo:margin-bottom="0cm" style:contextual-spacing="false" fo:line-height="114%" fo:text-indent="0cm" style:auto-text-indent="false" fo:padding="0cm" fo:border="none"/>
      <style:text-properties style:font-name="Arial2"/>
    </style:style>
    <style:style style:name="P33" style:family="paragraph" style:parent-style-name="Text_20_body">
      <style:paragraph-properties fo:margin-left="0.676cm" fo:margin-right="0.03cm" fo:margin-top="0cm" fo:margin-bottom="0cm" style:contextual-spacing="false" fo:line-height="114%" fo:text-indent="0cm" style:auto-text-indent="false" fo:padding="0cm" fo:border="none"/>
      <style:text-properties style:font-name="Arial2"/>
    </style:style>
    <style:style style:name="P34" style:family="paragraph" style:parent-style-name="Text_20_body">
      <style:paragraph-properties fo:margin-left="0.676cm" fo:margin-right="1.028cm" fo:margin-top="0.067cm" fo:margin-bottom="0cm" style:contextual-spacing="false" fo:line-height="114%" fo:text-align="justify" style:justify-single-word="false" fo:text-indent="0cm" style:auto-text-indent="false" fo:padding="0cm" fo:border="none"/>
      <style:text-properties style:font-name="Arial2"/>
    </style:style>
    <style:style style:name="P35" style:family="paragraph" style:parent-style-name="Text_20_body">
      <style:paragraph-properties fo:margin-left="0.676cm" fo:margin-right="0cm" fo:margin-top="0.067cm" fo:margin-bottom="0cm" style:contextual-spacing="false" fo:line-height="114%" fo:text-indent="0cm" style:auto-text-indent="false" fo:padding="0cm" fo:border="none"/>
      <style:text-properties style:font-name="Arial2"/>
    </style:style>
    <style:style style:name="P36" style:family="paragraph" style:parent-style-name="Text_20_body">
      <style:paragraph-properties fo:margin-left="0.676cm" fo:margin-right="0cm" fo:margin-top="0.042cm" fo:margin-bottom="0cm" style:contextual-spacing="false" fo:line-height="114%" fo:text-indent="0cm" style:auto-text-indent="false" fo:padding="0cm" fo:border="none"/>
      <style:text-properties style:font-name="Arial2"/>
    </style:style>
    <style:style style:name="P37" style:family="paragraph" style:parent-style-name="Text_20_body">
      <style:paragraph-properties fo:margin-left="0cm" fo:margin-right="0cm" fo:margin-top="0.085cm" fo:margin-bottom="0cm" style:contextual-spacing="false" fo:text-indent="0cm" style:auto-text-indent="false" fo:padding="0cm" fo:border="none"/>
      <style:text-properties style:font-name="Arial2" officeooo:paragraph-rsid="0015bb04"/>
    </style:style>
    <style:style style:name="P38" style:family="paragraph" style:parent-style-name="Text_20_body">
      <style:paragraph-properties fo:margin-left="0.041cm" fo:margin-right="0.183cm" fo:margin-top="0.085cm" fo:margin-bottom="0cm" style:contextual-spacing="false" fo:line-height="114%" fo:text-indent="0cm" style:auto-text-indent="false" fo:padding="0cm" fo:border="none"/>
      <style:text-properties style:font-name="Arial2"/>
    </style:style>
    <style:style style:name="P39" style:family="paragraph" style:parent-style-name="Text_20_body">
      <style:paragraph-properties fo:margin-left="0.041cm" fo:margin-right="0cm" fo:margin-top="0.085cm" fo:margin-bottom="0cm" style:contextual-spacing="false" fo:orphans="1" fo:text-indent="0cm" style:auto-text-indent="false" fo:padding="0cm" fo:border="none"/>
      <style:text-properties style:font-name="Arial2"/>
    </style:style>
    <style:style style:name="P40" style:family="paragraph" style:parent-style-name="Text_20_body">
      <style:paragraph-properties fo:margin-left="0.041cm" fo:margin-right="0cm" fo:margin-top="0.085cm" fo:margin-bottom="0cm" style:contextual-spacing="false" fo:text-indent="0cm" style:auto-text-indent="false" fo:padding="0cm" fo:border="none"/>
      <style:text-properties style:font-name="Arial2"/>
    </style:style>
    <style:style style:name="P41" style:family="paragraph" style:parent-style-name="Text_20_body">
      <style:paragraph-properties fo:margin-left="0.041cm" fo:margin-right="0cm" fo:margin-top="0.085cm" fo:margin-bottom="0cm" style:contextual-spacing="false" fo:line-height="114%" fo:text-indent="0cm" style:auto-text-indent="false" fo:padding="0cm" fo:border="none"/>
      <style:text-properties style:font-name="Arial2"/>
    </style:style>
    <style:style style:name="P42" style:family="paragraph" style:parent-style-name="Standard">
      <style:text-properties style:font-name="Arial2" fo:font-weight="bold" style:font-weight-asian="bold" style:font-weight-complex="bold"/>
    </style:style>
    <style:style style:name="P43" style:family="paragraph" style:parent-style-name="Standard" style:list-style-name="L4">
      <style:paragraph-properties fo:margin-top="0cm" fo:margin-bottom="0.081cm" style:contextual-spacing="false"/>
      <style:text-properties style:font-name="Arial2" officeooo:rsid="00088f3e" officeooo:paragraph-rsid="00150f1a"/>
    </style:style>
    <style:style style:name="P44" style:family="paragraph" style:parent-style-name="Standard" style:list-style-name="L4">
      <style:paragraph-properties fo:margin-top="0cm" fo:margin-bottom="0.081cm" style:contextual-spacing="false"/>
      <style:text-properties fo:color="#000000" loext:opacity="100%" style:font-name="Arial2" fo:font-size="12pt" officeooo:rsid="00088f3e" officeooo:paragraph-rsid="00150f1a"/>
    </style:style>
    <style:style style:name="P45" style:family="paragraph" style:parent-style-name="Text_20_body">
      <style:paragraph-properties fo:margin-left="0.041cm" fo:margin-right="0cm" fo:margin-top="0cm" fo:margin-bottom="0cm" style:contextual-spacing="false" fo:text-indent="0cm" style:auto-text-indent="false" fo:padding="0cm" fo:border="none"/>
      <style:text-properties fo:color="#000000" loext:opacity="100%" style:font-name="Arial2" fo:font-size="12pt" fo:font-weight="bold" style:font-weight-asian="bold" style:font-weight-complex="bold"/>
    </style:style>
    <style:style style:name="P46" style:family="paragraph" style:parent-style-name="Standard">
      <style:paragraph-properties fo:margin-top="0cm" fo:margin-bottom="0.182cm" style:contextual-spacing="false"/>
      <style:text-properties style:font-name="Arial2" fo:font-weight="bold" officeooo:paragraph-rsid="00150f1a" style:font-weight-asian="bold" style:font-weight-complex="bold"/>
    </style:style>
    <style:style style:name="P47" style:family="paragraph" style:parent-style-name="Standard">
      <style:paragraph-properties fo:margin-top="0cm" fo:margin-bottom="0.081cm" style:contextual-spacing="false"/>
      <style:text-properties style:font-name="Arial2" officeooo:paragraph-rsid="00150f1a"/>
    </style:style>
    <style:style style:name="P48" style:family="paragraph" style:parent-style-name="Text_20_body">
      <style:paragraph-properties fo:margin-left="2.581cm" fo:margin-right="0cm" fo:margin-top="0cm" fo:margin-bottom="0cm" style:contextual-spacing="false" fo:text-indent="-1.905cm" style:auto-text-indent="false" fo:padding="0cm" fo:border="none"/>
      <style:text-properties style:font-name="Arial2" officeooo:paragraph-rsid="0015bb04"/>
    </style:style>
    <style:style style:name="P49" style:family="paragraph" style:parent-style-name="Text_20_body">
      <style:paragraph-properties fo:margin-left="2.581cm" fo:margin-right="0cm" fo:margin-top="0cm" fo:margin-bottom="0cm" style:contextual-spacing="false" fo:text-indent="-1.905cm" style:auto-text-indent="false" fo:padding="0cm" fo:border="none"/>
      <style:text-properties style:font-name="Arial2"/>
    </style:style>
    <style:style style:name="P50" style:family="paragraph" style:parent-style-name="Text_20_body">
      <style:paragraph-properties fo:margin-left="1.94cm" fo:margin-right="0cm" fo:margin-top="0.085cm" fo:margin-bottom="0cm" style:contextual-spacing="false" fo:text-indent="-1.265cm" style:auto-text-indent="false" fo:padding="0cm" fo:border="none"/>
      <style:text-properties style:font-name="Arial2"/>
    </style:style>
    <style:style style:name="P51" style:family="paragraph" style:parent-style-name="Text_20_body">
      <style:paragraph-properties fo:margin-left="0cm" fo:margin-right="0cm" fo:margin-top="0.169cm" fo:margin-bottom="0cm" style:contextual-spacing="false" fo:text-indent="0cm" style:auto-text-indent="false" fo:padding="0cm" fo:border="none"/>
      <style:text-properties style:font-name="Arial2" officeooo:paragraph-rsid="0015bb04"/>
    </style:style>
    <style:style style:name="P52" style:family="paragraph" style:parent-style-name="Text_20_body">
      <style:paragraph-properties fo:margin-left="0.794cm" fo:margin-right="0cm" fo:margin-top="0.097cm" fo:margin-bottom="0cm" style:contextual-spacing="false" fo:text-align="justify" style:justify-single-word="false" fo:text-indent="0cm" style:auto-text-indent="false" fo:padding="0cm" fo:border="none"/>
      <style:text-properties style:font-name="Arial2"/>
    </style:style>
    <style:style style:name="P53" style:family="paragraph" style:parent-style-name="Text_20_body">
      <style:paragraph-properties fo:margin-left="0.041cm" fo:margin-right="0.048cm" fo:margin-top="0.298cm" fo:margin-bottom="0cm" style:contextual-spacing="false" fo:line-height="114%" fo:text-align="justify" style:justify-single-word="false" fo:text-indent="0cm" style:auto-text-indent="false" fo:padding="0cm" fo:border="none"/>
      <style:text-properties fo:color="#000000" loext:opacity="100%" style:font-name="Arial2" fo:font-size="12pt"/>
    </style:style>
    <style:style style:name="P54" style:family="paragraph" style:parent-style-name="Text_20_body">
      <style:paragraph-properties fo:margin-left="0cm" fo:margin-right="0cm" fo:margin-top="0.085cm" fo:margin-bottom="0cm" style:contextual-spacing="false" fo:text-indent="0cm" style:auto-text-indent="false" fo:padding="0cm" fo:border="none"/>
      <style:text-properties style:font-name="Arial2"/>
    </style:style>
    <style:style style:name="P55" style:family="paragraph" style:parent-style-name="Text_20_body">
      <style:paragraph-properties fo:margin-left="0.041cm" fo:margin-right="0cm" fo:margin-top="0.101cm" fo:margin-bottom="0cm" style:contextual-spacing="false" fo:text-indent="0cm" style:auto-text-indent="false" fo:padding="0cm" fo:border="none"/>
      <style:text-properties style:font-name="Arial2"/>
    </style:style>
    <style:style style:name="P56" style:family="paragraph" style:parent-style-name="Text_20_body">
      <style:paragraph-properties fo:margin-left="0.041cm" fo:margin-right="0cm" fo:margin-top="0.085cm" fo:margin-bottom="0cm" style:contextual-spacing="false" fo:line-height="113%" fo:text-indent="0cm" style:auto-text-indent="false" fo:padding="0cm" fo:border="none"/>
      <style:text-properties style:font-name="Arial2"/>
    </style:style>
    <style:style style:name="P57" style:family="paragraph" style:parent-style-name="Text_20_body" style:list-style-name="L5">
      <style:paragraph-properties fo:margin-left="1.946cm" fo:margin-right="0cm" fo:margin-top="0.085cm" fo:margin-bottom="0cm" style:contextual-spacing="false" fo:text-indent="-0.635cm" style:auto-text-indent="false" fo:padding="0cm" fo:border="none"/>
      <style:text-properties fo:color="#000000" loext:opacity="100%" style:font-name="Arial2" fo:font-size="12pt"/>
    </style:style>
    <style:style style:name="P58" style:family="paragraph" style:parent-style-name="Standard">
      <style:paragraph-properties fo:text-align="start" style:justify-single-word="false"/>
      <style:text-properties style:font-name="Arial2"/>
    </style:style>
    <style:style style:name="P59" style:family="paragraph" style:parent-style-name="Standard">
      <style:paragraph-properties fo:margin-top="0cm" fo:margin-bottom="0cm" style:contextual-spacing="false"/>
      <style:text-properties style:font-name="Arial2"/>
    </style:style>
    <style:style style:name="P60" style:family="paragraph" style:parent-style-name="Heading_20_1">
      <style:paragraph-properties fo:margin-top="0cm" fo:margin-bottom="0cm" style:contextual-spacing="false"/>
      <style:text-properties style:font-name="Arial2"/>
    </style:style>
    <style:style style:name="P61" style:family="paragraph" style:parent-style-name="Heading_20_1">
      <style:text-properties style:font-name="Arial2"/>
    </style:style>
    <style:style style:name="P62" style:family="paragraph" style:parent-style-name="Heading_20_1">
      <style:text-properties officeooo:rsid="0015bb04" officeooo:paragraph-rsid="0015bb04"/>
    </style:style>
    <style:style style:name="P63" style:family="paragraph" style:parent-style-name="Standard" style:list-style-name="L6">
      <style:paragraph-properties fo:margin-top="0cm" fo:margin-bottom="0.182cm" style:contextual-spacing="false"/>
      <style:text-properties style:font-name="Arial2"/>
    </style:style>
    <style:style style:name="P64" style:family="paragraph" style:parent-style-name="Standard" style:list-style-name="L6">
      <style:paragraph-properties fo:margin-top="0cm" fo:margin-bottom="0cm" style:contextual-spacing="false"/>
      <style:text-properties style:font-name="Arial2"/>
    </style:style>
    <style:style style:name="P65" style:family="paragraph" style:parent-style-name="Heading_20_1">
      <style:paragraph-properties fo:margin-top="0.222cm" fo:margin-bottom="0cm" style:contextual-spacing="false"/>
      <style:text-properties style:font-name="Arial2"/>
    </style:style>
    <style:style style:name="P66" style:family="paragraph" style:parent-style-name="Standard" style:list-style-name="L7">
      <style:paragraph-properties fo:margin-top="0cm" fo:margin-bottom="0.182cm" style:contextual-spacing="false"/>
      <style:text-properties style:font-name="Arial2"/>
    </style:style>
    <style:style style:name="T1" style:family="text">
      <style:text-properties style:font-name="Arial" fo:font-weight="normal" style:font-weight-asian="normal" style:font-name-complex="Arial3" style:font-weight-complex="normal"/>
    </style:style>
    <style:style style:name="T2" style:family="text">
      <style:text-properties officeooo:rsid="0011b7ea"/>
    </style:style>
    <style:style style:name="T3" style:family="text">
      <style:text-properties fo:font-size="22pt" style:font-size-asian="22pt" style:font-size-complex="22pt"/>
    </style:style>
    <style:style style:name="T4" style:family="text">
      <style:text-properties fo:font-size="16pt" style:font-size-asian="16pt" style:font-size-complex="16pt"/>
    </style:style>
    <style:style style:name="T5" style:family="text">
      <style:text-properties style:font-name="Arial" fo:font-size="16pt" fo:font-weight="bold" style:font-size-asian="16pt" style:font-weight-asian="bold" style:font-name-complex="Arial3" style:font-size-complex="16pt" style:font-weight-complex="bold"/>
    </style:style>
    <style:style style:name="T6" style:family="text">
      <style:text-properties style:font-name="Arial" fo:font-size="14pt" fo:font-weight="bold" style:font-size-asian="14pt" style:font-weight-asian="bold" style:font-name-complex="Arial3" style:font-size-complex="14pt" style:font-weight-complex="bold"/>
    </style:style>
    <style:style style:name="T7" style:family="text">
      <style:text-properties style:font-name="Arial" fo:font-size="12pt" style:font-size-asian="12pt" style:font-name-complex="Arial3" style:font-size-complex="12pt"/>
    </style:style>
    <style:style style:name="T8" style:family="text">
      <style:text-properties fo:color="#4f81bc" loext:opacity="100%" fo:font-size="14pt" style:font-size-asian="12pt"/>
    </style:style>
    <style:style style:name="T9" style:family="text">
      <style:text-properties fo:color="#4f81bc" loext:opacity="100%" fo:font-size="12pt" style:font-size-asian="12pt"/>
    </style:style>
    <style:style style:name="T10" style:family="text">
      <style:text-properties fo:color="#4f81bc" loext:opacity="100%" fo:font-size="12pt"/>
    </style:style>
    <style:style style:name="T11" style:family="text">
      <style:text-properties fo:color="#4f81bc" loext:opacity="100%"/>
    </style:style>
    <style:style style:name="T12" style:family="text">
      <style:text-properties fo:font-weight="bold" officeooo:rsid="00150f1a" style:font-weight-asian="bold" style:font-weight-complex="bold"/>
    </style:style>
    <style:style style:name="T13" style:family="text">
      <style:text-properties officeooo:rsid="00150f1a"/>
    </style:style>
    <style:style style:name="T14" style:family="text">
      <style:text-properties fo:font-weight="bold" style:font-weight-asian="bold" style:font-weight-complex="bold"/>
    </style:style>
    <style:style style:name="T15" style:family="text">
      <style:text-properties officeooo:rsid="0007f029"/>
    </style:style>
    <style:style style:name="T16" style:family="text">
      <style:text-properties officeooo:rsid="000ca31d"/>
    </style:style>
    <style:style style:name="T17" style:family="text">
      <style:text-properties officeooo:rsid="000ac309"/>
    </style:style>
    <style:style style:name="T18" style:family="text">
      <style:text-properties fo:color="#000000" loext:opacity="100%" fo:font-size="12pt"/>
    </style:style>
    <style:style style:name="T19" style:family="text">
      <style:text-properties fo:color="#000000" loext:opacity="100%"/>
    </style:style>
    <style:style style:name="T20" style:family="text">
      <style:text-properties fo:color="#4f81bc" loext:opacity="100%" fo:font-size="14pt"/>
    </style:style>
    <style:style style:name="T21" style:family="text">
      <style:text-properties fo:color="#4f81bc" loext:opacity="100%" fo:font-size="11pt"/>
    </style:style>
    <style:style style:name="T22" style:family="text">
      <style:text-properties fo:color="#000000" loext:opacity="100%" fo:font-size="11pt"/>
    </style:style>
    <style:style style:name="T23" style:family="text">
      <style:text-properties fo:color="#000000" loext:opacity="100%" fo:font-size="12pt" officeooo:rsid="00088f3e"/>
    </style:style>
    <style:style style:name="T24" style:family="text">
      <style:text-properties fo:color="#4f82be" loext:opacity="100%" fo:font-size="12pt" style:font-size-asian="12pt"/>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p text:style-name="P2"><draw:frame draw:style-name="fr1" draw:name="Imagen1" text:anchor-type="as-char" svg:y="-1.189cm" svg:width="15.108cm" svg:height="1.958cm" draw:z-index="13"><draw:image xlink:href="Pictures/100000010000023B000000476FC4067E.png" xlink:type="simple" xlink:show="embed" xlink:actuate="onLoad" draw:mime-type="image/png"/></draw:frame></text:p>
      <text:p text:style-name="P2"/>
      <text:p text:style-name="P3"><text:s/>Infraestructura Cloud Escalable </text:p>
      <text:p text:style-name="P3">para la Automatización de Servicios </text:p>
      <text:p text:style-name="P3">en Contenedores</text:p>
      <text:p text:style-name="P2"/>
      <text:p text:style-name="P2"/>
      <text:p text:style-name="P4">Realizado por:</text:p>
      <text:p text:style-name="P5">Andrés Sierra Sánchez y Asier García Cerdeiras</text:p>
      <text:p text:style-name="P6"><text:span text:style-name="T1"/></text:p>
      <text:p text:style-name="P6"><text:span text:style-name="T1"/></text:p>
      <text:p text:style-name="P7">Tutor: </text:p>
      <text:p text:style-name="P8">Francisco de la Fuente Collins</text:p>
      <text:p text:style-name="P9"/>
      <text:p text:style-name="P9"/>
      <text:p text:style-name="P9"/>
      <text:p text:style-name="P9"/>
      <text:p text:style-name="P10">INSTITUTO POLITÉCNICO CALDERÓN DE LA BARCA PINTO, MADRID</text:p>
      <text:p text:style-name="P10"/>
      <text:p text:style-name="P11">Ciclo Formativo de Grado Superior: </text:p>
      <text:p text:style-name="P9"><text:span text:style-name="T2">Técnico Superior en </text:span>Administración de Sistemas Informáticos en Red</text:p>
      <text:p text:style-name="P9"/>
      <text:p text:style-name="P9"/>
      <text:p text:style-name="P12">Proyecto de:</text:p>
      <text:p text:style-name="P12">Administración de Sistemas Informáticos en Red</text:p>
      <text:p text:style-name="P9"/>
      <text:p text:style-name="P9"/>
      <text:p text:style-name="Default" loext:marker-style-name="T3"><text:span text:style-name="T3"><text:s/></text:span><text:span text:style-name="T3"/></text:p>
      <text:p text:style-name="P13" loext:marker-style-name="T4"><text:span text:style-name="T5"/></text:p>
      <text:p text:style-name="P13" loext:marker-style-name="T4"><text:span text:style-name="T5"/></text:p>
      <text:p text:style-name="P14" loext:marker-style-name="T6"><text:span text:style-name="T6">- Curso 2024-2025 –</text:span><text:span text:style-name="T6"/></text:p>
      <text:p text:style-name="P15" loext:marker-style-name="T6"/>
      <text:p text:style-name="P15" loext:marker-style-name="T6"/>
      <text:p text:style-name="P16" loext:marker-style-name="T6"/>
      <text:h text:style-name="P17" text:outline-level="1"><text:bookmark-start text:name="__RefHeading___Toc409_2279072300"/><text:bookmark-start text:name="_Toc1"/>Índice<text:bookmark-end text:name="__RefHeading___Toc409_2279072300"/><text:bookmark-end text:name="_Toc1"/></text:h>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text:a xlink:type="simple" xlink:href="#__RefHeading___Toc409_2279072300" text:style-name="Index_20_Link" text:visited-style-name="Index_20_Link">Índice<text:tab/>2</text:a></text:p>
          <text:p text:style-name="P18"><text:a xlink:type="simple" xlink:href="#__RefHeading___Toc644_1646222026" text:style-name="Index_20_Link" text:visited-style-name="Index_20_Link">Título y Autor (Revisión 01)<text:tab/>3</text:a></text:p>
          <text:p text:style-name="P19"><text:a xlink:type="simple" xlink:href="#__RefHeading___Toc695_1646222026" text:style-name="Index_20_Link" text:visited-style-name="Index_20_Link">Título y Autor<text:tab/>3</text:a></text:p>
          <text:p text:style-name="P19"><text:a xlink:type="simple" xlink:href="#__RefHeading___Toc697_1646222026" text:style-name="Index_20_Link" text:visited-style-name="Index_20_Link">Resumen<text:tab/>3</text:a></text:p>
          <text:p text:style-name="P19"><text:a xlink:type="simple" xlink:href="#__RefHeading___Toc699_1646222026" text:style-name="Index_20_Link" text:visited-style-name="Index_20_Link">Abstract: versión en Inglés del Resumen.<text:tab/>3</text:a></text:p>
          <text:p text:style-name="P19"><text:a xlink:type="simple" xlink:href="#__RefHeading___Toc701_1646222026" text:style-name="Index_20_Link" text:visited-style-name="Index_20_Link">Introducción<text:tab/>3</text:a></text:p>
          <text:p text:style-name="P19"><text:a xlink:type="simple" xlink:href="#__RefHeading___Toc703_1646222026" text:style-name="Index_20_Link" text:visited-style-name="Index_20_Link">Objetivos generales<text:tab/>4</text:a></text:p>
          <text:p text:style-name="P19"><text:a xlink:type="simple" xlink:href="#__RefHeading___Toc705_1646222026" text:style-name="Index_20_Link" text:visited-style-name="Index_20_Link">Definición general del Proyecto<text:tab/>4</text:a></text:p>
          <text:p text:style-name="P18"><text:a xlink:type="simple" xlink:href="#__RefHeading___Toc646_1646222026" text:style-name="Index_20_Link" text:visited-style-name="Index_20_Link">Memoria del Proyecto (Revisión 02)<text:tab/>5</text:a></text:p>
          <text:p text:style-name="P19"><text:a xlink:type="simple" xlink:href="#__RefHeading___Toc707_1646222026" text:style-name="Index_20_Link" text:visited-style-name="Index_20_Link">Descripción Técnica<text:tab/>5</text:a></text:p>
          <text:p text:style-name="P19"><text:a xlink:type="simple" xlink:href="#__RefHeading___Toc709_1646222026" text:style-name="Index_20_Link" text:visited-style-name="Index_20_Link">Objetivos concretos y situación Inicial<text:tab/>5</text:a></text:p>
          <text:p text:style-name="P19"><text:a xlink:type="simple" xlink:href="#__RefHeading___Toc711_1646222026" text:style-name="Index_20_Link" text:visited-style-name="Index_20_Link">Requisitos necesarios para la implantación<text:tab/>6</text:a></text:p>
          <text:p text:style-name="P19"><text:a xlink:type="simple" xlink:href="#__RefHeading___Toc713_1646222026" text:style-name="Index_20_Link" text:visited-style-name="Index_20_Link">Entregables y Acuerdos.<text:tab/>6</text:a></text:p>
          <text:p text:style-name="P19"><text:a xlink:type="simple" xlink:href="#__RefHeading___Toc715_1646222026" text:style-name="Index_20_Link" text:visited-style-name="Index_20_Link">Metodología o ciclo de vida.<text:tab/>7</text:a></text:p>
          <text:p text:style-name="P19"><text:a xlink:type="simple" xlink:href="#__RefHeading___Toc717_1646222026" text:style-name="Index_20_Link" text:visited-style-name="Index_20_Link">Planificación<text:tab/>8</text:a></text:p>
          <text:p text:style-name="P19"><text:a xlink:type="simple" xlink:href="#__RefHeading___Toc719_1646222026" text:style-name="Index_20_Link" text:visited-style-name="Index_20_Link">Manuales de usuario<text:tab/>8</text:a></text:p>
          <text:p text:style-name="P19"><text:a xlink:type="simple" xlink:href="#__RefHeading___Toc721_1646222026" text:style-name="Index_20_Link" text:visited-style-name="Index_20_Link">Licencias<text:tab/>8</text:a></text:p>
          <text:p text:style-name="P19"><text:a xlink:type="simple" xlink:href="#__RefHeading___Toc723_1646222026" text:style-name="Index_20_Link" text:visited-style-name="Index_20_Link">Recursos<text:tab/>9</text:a></text:p>
          <text:p text:style-name="P19"><text:a xlink:type="simple" xlink:href="#__RefHeading___Toc725_1646222026" text:style-name="Index_20_Link" text:visited-style-name="Index_20_Link">Diseño de la base de datos. <text:tab/>9</text:a></text:p>
          <text:p text:style-name="P19"><text:a xlink:type="simple" xlink:href="#__RefHeading___Toc727_1646222026" text:style-name="Index_20_Link" text:visited-style-name="Index_20_Link">Diagrama de clases.<text:tab/>9</text:a></text:p>
          <text:p text:style-name="P19"><text:a xlink:type="simple" xlink:href="#__RefHeading___Toc729_1646222026" text:style-name="Index_20_Link" text:visited-style-name="Index_20_Link">Prototipos<text:tab/>10</text:a></text:p>
          <text:p text:style-name="P19"><text:a xlink:type="simple" xlink:href="#__RefHeading___Toc731_1646222026" text:style-name="Index_20_Link" text:visited-style-name="Index_20_Link">Conclusiones<text:tab/>12</text:a></text:p>
          <text:p text:style-name="P19"><text:a xlink:type="simple" xlink:href="#__RefHeading___Toc733_1646222026" text:style-name="Index_20_Link" text:visited-style-name="Index_20_Link">Anexos<text:tab/>13</text:a></text:p>
          <text:p text:style-name="P19"><text:a xlink:type="simple" xlink:href="#__RefHeading___Toc735_1646222026" text:style-name="Index_20_Link" text:visited-style-name="Index_20_Link">Webgrafía<text:tab/>13</text:a></text:p>
          <text:p text:style-name="P18"><text:a xlink:type="simple" xlink:href="#__RefHeading___Toc654_1646222026" text:style-name="Index_20_Link" text:visited-style-name="Index_20_Link">Texto del preproyecto<text:tab/>14</text:a></text:p>
          <text:p text:style-name="P18"><text:a xlink:type="simple" xlink:href="#__RefHeading___Toc421_2279072300" text:style-name="Index_20_Link" text:visited-style-name="Index_20_Link">6. Aspectos principales que se pretenden abordar<text:tab/>14</text:a></text:p>
          <text:p text:style-name="P18"><text:a xlink:type="simple" xlink:href="#__RefHeading___Toc425_2279072300" text:style-name="Index_20_Link" text:visited-style-name="Index_20_Link">8. Áreas de trabajo y otros elementos establecidos por el equipo docente del ciclo formativo a efectos de valoración de la propuesta<text:tab/>14</text:a></text:p>
        </text:index-body>
      </text:table-of-content>
      <text:p text:style-name="Standard"/>
      <text:p text:style-name="P20" loext:marker-style-name="T7"/>
      <text:h text:style-name="P21" text:outline-level="1"><text:bookmark-start text:name="__RefHeading___Toc644_1646222026"/><text:span text:style-name="T8">Título</text:span><text:span text:style-name="T9"> </text:span><text:span text:style-name="T8">y</text:span><text:span text:style-name="T9"> </text:span><text:span text:style-name="T8">Autor</text:span><text:span text:style-name="T9"> </text:span><text:span text:style-name="T8">(Revisión</text:span><text:span text:style-name="T9"> </text:span><text:span text:style-name="T8">01)</text:span><text:bookmark-end text:name="__RefHeading___Toc644_1646222026"/></text:h>
      <text:h text:style-name="Heading_20_3" text:outline-level="3"><text:bookmark-start text:name="__RefHeading___Toc695_1646222026"/><text:span text:style-name="T10">Título</text:span><text:span text:style-name="T11"> </text:span><text:span text:style-name="T10">y</text:span><text:span text:style-name="T11"> </text:span><text:span text:style-name="T10">Autor</text:span><text:bookmark-end text:name="__RefHeading___Toc695_1646222026"/></text:h>
      <text:list text:style-name="L1">
        <text:list-item>
          <text:p text:style-name="P22"><text:span text:style-name="T12">Título:</text:span><text:span text:style-name="T13"> </text:span>Infraestructura Cloud Escalable para la Automatización de Servicios en Contenedores</text:p>
        </text:list-item>
      </text:list>
      <text:list text:style-name="L2">
        <text:list-item>
          <text:p text:style-name="P23"><text:span text:style-name="T14">Participantes:</text:span> <text:span text:style-name="T15">Andrés Sierra Sánchez y Asier García Cerdeiras.</text:span></text:p>
        </text:list-item>
        <text:list-item>
          <text:p text:style-name="P23"><text:span text:style-name="T14">Ciclo: </text:span>Administración de Sistemas en Red <text:span text:style-name="T15">(ASIR)</text:span></text:p>
        </text:list-item>
        <text:list-item>
          <text:p text:style-name="P23"><text:span text:style-name="T14">Centro Educativo:</text:span> <text:span text:style-name="T15">IES Calderón da la Barca, Pinto </text:span><text:span text:style-name="T16">28320 (</text:span><text:span text:style-name="T15">Madrid</text:span><text:span text:style-name="T16">)</text:span></text:p>
        </text:list-item>
      </text:list>
      <text:h text:style-name="Heading_20_3" text:outline-level="3"><text:bookmark-start text:name="__RefHeading___Toc697_1646222026"/>Resumen<text:bookmark-end text:name="__RefHeading___Toc697_1646222026"/></text:h>
      <text:p text:style-name="P24">El presente proyecto tiene como objetivo diseñar e implementar una infraestructura de red basada en servidores cloud, con una arquitectura segura y escalable, que permita la automatización de la <text:span text:style-name="T17">implantación</text:span> de servicios <text:span text:style-name="T17">a través de contenedores</text:span>. Se utilizarán tecnologías como Docker, Kubernetes, Ansible y Terraform para desplegar contenedores de aplicaciones en un entorno seguro y gestionado.<text:line-break/><text:line-break/>Los servicios ofrecidos incluirán almacenamiento en la nube mediante Nextcloud y un sistema de facturación basado en FacturaScript. Los clientes podrán registrarse y contratar estos servicios a través de una aplicación web, que gestionará automáticamente la asignación de recursos en la infraestructura desplegada. <text:span text:style-name="T17">Esta ideado para pequeñas y medianas empresas, que requieren un salto a las nuevas tecnologías, de una manera sencilla y económica.</text:span></text:p>
      <text:h text:style-name="Heading_20_3" text:outline-level="3"><text:bookmark-start text:name="__RefHeading___Toc699_1646222026"/><text:span text:style-name="T10">Abstract:</text:span><text:span text:style-name="T11"> </text:span><text:span text:style-name="T10">versión</text:span><text:span text:style-name="T11"> </text:span><text:span text:style-name="T10">en</text:span><text:span text:style-name="T11"> </text:span><text:span text:style-name="T10">Inglés</text:span><text:span text:style-name="T11"> </text:span><text:span text:style-name="T10">del</text:span><text:span text:style-name="T11"> </text:span><text:span text:style-name="T10">Resumen.</text:span><text:bookmark-end text:name="__RefHeading___Toc699_1646222026"/></text:h>
      <text:p text:style-name="P25"><text:span text:style-name="T10"/></text:p>
      <text:p text:style-name="P25"><text:span text:style-name="T10"/></text:p>
      <text:p text:style-name="P25"><text:span text:style-name="T10"/></text:p>
      <text:p text:style-name="P25"><text:span text:style-name="T10"/></text:p>
      <text:p text:style-name="P25"><text:span text:style-name="T10"/></text:p>
      <text:p text:style-name="P25"><text:span text:style-name="T10"/></text:p>
      <text:h text:style-name="P26" text:outline-level="3"><text:bookmark-start text:name="__RefHeading___Toc701_1646222026"/>Introducción<text:bookmark-end text:name="__RefHeading___Toc701_1646222026"/></text:h>
      <text:p text:style-name="P27"/>
      <text:p text:style-name="P27"/>
      <text:p text:style-name="P27"/>
      <text:p text:style-name="P27"/>
      <text:p text:style-name="P27"/>
      <text:p text:style-name="P27"/>
      <text:p text:style-name="P27"/>
      <text:p text:style-name="P27"/>
      <text:p text:style-name="P27"/>
      <text:p text:style-name="P27"><text:soft-page-break/></text:p>
      <text:h text:style-name="Heading_20_3" text:outline-level="3"><text:bookmark-start text:name="__RefHeading___Toc703_1646222026"/><text:span text:style-name="T10">Objetivos</text:span><text:span text:style-name="T11"> </text:span><text:span text:style-name="T10">generales</text:span><text:bookmark-end text:name="__RefHeading___Toc703_1646222026"/></text:h>
      <text:list text:style-name="L3">
        <text:list-item>
          <text:p text:style-name="P28">Diseñar e implementar una infraestructura de red segura y escalable para ofrecer servicios en la nube.</text:p>
        </text:list-item>
        <text:list-item>
          <text:p text:style-name="P28">Automatizar la creación y gestión de contenedores <text:span text:style-name="T15">para el despliegue de aplicaciones</text:span></text:p>
        </text:list-item>
        <text:list-item>
          <text:p text:style-name="P28">Desarrollar una aplicación web que permita a los clientes contratar y gestionar servicios de nube privada, correo y facturación.</text:p>
        </text:list-item>
      </text:list>
      <text:p text:style-name="P27"/>
      <text:p text:style-name="P27"/>
      <text:p text:style-name="P27"/>
      <text:p text:style-name="P27"/>
      <text:p text:style-name="P27"/>
      <text:p text:style-name="P27"/>
      <text:p text:style-name="P27"/>
      <text:p text:style-name="P27"/>
      <text:h text:style-name="Heading_20_3" text:outline-level="3"><text:bookmark-start text:name="__RefHeading___Toc705_1646222026"/><text:span text:style-name="T10">Definición</text:span><text:span text:style-name="T11"> </text:span><text:span text:style-name="T10">general</text:span><text:span text:style-name="T11"> </text:span><text:span text:style-name="T10">del</text:span><text:span text:style-name="T11"> </text:span><text:span text:style-name="T10">Proyecto</text:span><text:bookmark-end text:name="__RefHeading___Toc705_1646222026"/></text:h>
      <text:p text:style-name="P29"><text:span text:style-name="T18">Consiste</text:span><text:span text:style-name="T19"> </text:span><text:span text:style-name="T18">en</text:span><text:span text:style-name="T19"> </text:span><text:span text:style-name="T18">la</text:span><text:span text:style-name="T19"> </text:span><text:span text:style-name="T18">definición</text:span><text:span text:style-name="T19"> </text:span><text:span text:style-name="T18">general</text:span><text:span text:style-name="T19"> </text:span><text:span text:style-name="T18">de</text:span><text:span text:style-name="T19"> </text:span><text:span text:style-name="T18">lo</text:span><text:span text:style-name="T19"> </text:span><text:span text:style-name="T18">que</text:span><text:span text:style-name="T19"> </text:span><text:span text:style-name="T18">es vuestro</text:span><text:span text:style-name="T19"> </text:span><text:span text:style-name="T18">proyecto,</text:span><text:span text:style-name="T19"> </text:span><text:span text:style-name="T18">para</text:span><text:span text:style-name="T19"> </text:span><text:span text:style-name="T18">que</text:span><text:span text:style-name="T19"> </text:span><text:span text:style-name="T18">sirve, una explicación sobre en qué consiste.</text:span></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30"> </text:p>
      <text:h text:style-name="P31" text:outline-level="1"><text:bookmark-start text:name="__RefHeading___Toc646_1646222026"/><text:soft-page-break/><text:span text:style-name="T20">Memoria</text:span><text:span text:style-name="T11"> </text:span><text:span text:style-name="T20">del</text:span><text:span text:style-name="T11"> </text:span><text:span text:style-name="T20">Proyecto</text:span><text:span text:style-name="T11"> </text:span><text:span text:style-name="T20">(Revisión</text:span><text:span text:style-name="T11"> </text:span><text:span text:style-name="T20">02)</text:span><text:bookmark-end text:name="__RefHeading___Toc646_1646222026"/></text:h>
      <text:h text:style-name="Heading_20_3" text:outline-level="3"><text:bookmark-start text:name="__RefHeading___Toc707_1646222026"/><text:span text:style-name="T21">Descripción</text:span><text:span text:style-name="T11"> </text:span><text:span text:style-name="T21">Técnica</text:span><text:bookmark-end text:name="__RefHeading___Toc707_1646222026"/></text:h>
      <text:p text:style-name="P32"><text:span text:style-name="T22">Deberéis</text:span><text:span text:style-name="T19"> </text:span><text:span text:style-name="T22">definir</text:span><text:span text:style-name="T19"> </text:span><text:span text:style-name="T22">todo</text:span><text:span text:style-name="T19"> </text:span><text:span text:style-name="T22">lo</text:span><text:span text:style-name="T19"> </text:span><text:span text:style-name="T22">relacionado</text:span><text:span text:style-name="T19"> </text:span><text:span text:style-name="T22">con</text:span><text:span text:style-name="T19"> </text:span><text:span text:style-name="T22">el</text:span><text:span text:style-name="T19"> </text:span><text:span text:style-name="T22">ciclo</text:span><text:span text:style-name="T19"> </text:span><text:span text:style-name="T22">de</text:span><text:span text:style-name="T19"> </text:span><text:span text:style-name="T22">vida</text:span><text:span text:style-name="T19"> </text:span><text:span text:style-name="T22">de</text:span><text:span text:style-name="T19"> </text:span><text:span text:style-name="T22">vuestro</text:span><text:span text:style-name="T19"> </text:span><text:span text:style-name="T22">proyecto,</text:span><text:span text:style-name="T19"> </text:span><text:span text:style-name="T22">base</text:span><text:span text:style-name="T19"> </text:span><text:span text:style-name="T22">de datos, Diagramas... (Entornos de desarrollo, BBDD).</text:span></text:p>
      <text:p text:style-name="P33"><text:span text:style-name="T22">Para</text:span><text:span text:style-name="T19"> </text:span><text:span text:style-name="T22">ello</text:span><text:span text:style-name="T19"> </text:span><text:span text:style-name="T22">podéis</text:span><text:span text:style-name="T19"> </text:span><text:span text:style-name="T22">hacer</text:span><text:span text:style-name="T19"> </text:span><text:span text:style-name="T22">apartados</text:span><text:span text:style-name="T19"> </text:span><text:span text:style-name="T22">dentro</text:span><text:span text:style-name="T19"> </text:span><text:span text:style-name="T22">de</text:span><text:span text:style-name="T19"> </text:span><text:span text:style-name="T22">este</text:span><text:span text:style-name="T19"> </text:span><text:span text:style-name="T22">punto</text:span><text:span text:style-name="T19"> </text:span><text:span text:style-name="T22">todos</text:span><text:span text:style-name="T19"> </text:span><text:span text:style-name="T22">los</text:span><text:span text:style-name="T19"> </text:span><text:span text:style-name="T22">que</text:span><text:span text:style-name="T19"> </text:span><text:span text:style-name="T22">queráis/necesitéis. Yo no os voy a poner ninguno porque cada uno de vosotros tiene proyectos diferentes con estructuras diferentes.</text:span></text:p>
      <text:p text:style-name="P33"><text:span text:style-name="T22"/></text:p>
      <text:p text:style-name="P33"><text:span text:style-name="T22"/></text:p>
      <text:p text:style-name="P33"><text:span text:style-name="T22"/></text:p>
      <text:p text:style-name="P33"><text:span text:style-name="T22"/></text:p>
      <text:p text:style-name="P33"><text:span text:style-name="T22"/></text:p>
      <text:p text:style-name="P33"><text:span text:style-name="T22"/></text:p>
      <text:p text:style-name="P33"><text:span text:style-name="T22"/></text:p>
      <text:p text:style-name="P33"><text:span text:style-name="T22"/></text:p>
      <text:p text:style-name="P33"><text:span text:style-name="T22"/></text:p>
      <text:p text:style-name="P33"><text:span text:style-name="T22"/></text:p>
      <text:p text:style-name="P33"><text:span text:style-name="T22"/></text:p>
      <text:h text:style-name="Heading_20_3" text:outline-level="3"><text:bookmark-start text:name="__RefHeading___Toc709_1646222026"/><text:span text:style-name="T21">Objetivos</text:span><text:span text:style-name="T11"> </text:span><text:span text:style-name="T21">concretos</text:span><text:span text:style-name="T11"> </text:span><text:span text:style-name="T21">y</text:span><text:span text:style-name="T11"> </text:span><text:span text:style-name="T21">situación</text:span><text:span text:style-name="T11"> </text:span><text:span text:style-name="T21">Inicial</text:span><text:bookmark-end text:name="__RefHeading___Toc709_1646222026"/></text:h>
      <text:p text:style-name="P34"><text:span text:style-name="T22">Objetivos</text:span><text:span text:style-name="T19"> </text:span><text:span text:style-name="T22">concretos:</text:span><text:span text:style-name="T19"> </text:span><text:span text:style-name="T22">a</text:span><text:span text:style-name="T19"> </text:span><text:span text:style-name="T22">quién</text:span><text:span text:style-name="T19"> </text:span><text:span text:style-name="T22">va</text:span><text:span text:style-name="T19"> </text:span><text:span text:style-name="T22">dirigido,</text:span><text:span text:style-name="T19"> </text:span><text:span text:style-name="T22">herramientas,</text:span><text:span text:style-name="T19"> </text:span><text:span text:style-name="T22">posibles</text:span><text:span text:style-name="T19"> </text:span><text:span text:style-name="T22">restricciones,</text:span><text:span text:style-name="T19"> </text:span><text:span text:style-name="T22">etc… Estado inicial de la aplicación, es</text:span><text:span text:style-name="T19"> </text:span><text:span text:style-name="T22">decir, cómo vamos a</text:span><text:span text:style-name="T19"> </text:span><text:span text:style-name="T22">englobar la aplicación en el marco de las otras aplicaciones, competencia, nicho de mercado etc.</text:span></text:p>
      <text:p text:style-name="P34"><text:span text:style-name="T22"/></text:p>
      <text:p text:style-name="P34"><text:span text:style-name="T22"/></text:p>
      <text:p text:style-name="P34"><text:span text:style-name="T22"/></text:p>
      <text:p text:style-name="P34"><text:span text:style-name="T22"/></text:p>
      <text:p text:style-name="P34"><text:span text:style-name="T22"/></text:p>
      <text:p text:style-name="P34"><text:span text:style-name="T22"/></text:p>
      <text:p text:style-name="P34"><text:span text:style-name="T22"/></text:p>
      <text:p text:style-name="P34"><text:span text:style-name="T22"/></text:p>
      <text:p text:style-name="P34"><text:span text:style-name="T22"/></text:p>
      <text:p text:style-name="P34"><text:span text:style-name="T22"/></text:p>
      <text:p text:style-name="P34"><text:span text:style-name="T22"/></text:p>
      <text:p text:style-name="P34"><text:span text:style-name="T22"/></text:p>
      <text:p text:style-name="P34"><text:span text:style-name="T22"/></text:p>
      <text:p text:style-name="P34"><text:span text:style-name="T22"/></text:p>
      <text:p text:style-name="P34"><text:span text:style-name="T22"/></text:p>
      <text:p text:style-name="P34"><text:span text:style-name="T22"/></text:p>
      <text:p text:style-name="P34"><text:span text:style-name="T22"/></text:p>
      <text:p text:style-name="P34"><text:span text:style-name="T22"/></text:p>
      <text:p text:style-name="P34"><text:span text:style-name="T22"/></text:p>
      <text:p text:style-name="P34"><text:span text:style-name="T22"/></text:p>
      <text:p text:style-name="P34"><text:span text:style-name="T22"/></text:p>
      <text:p text:style-name="P34"><text:soft-page-break/><text:span text:style-name="T22"/></text:p>
      <text:p text:style-name="P34"><text:span text:style-name="T22"/></text:p>
      <text:h text:style-name="Heading_20_3" text:outline-level="3"><text:bookmark-start text:name="__RefHeading___Toc711_1646222026"/><text:span text:style-name="T21">Requisitos</text:span><text:span text:style-name="T11"> </text:span><text:span text:style-name="T21">necesarios</text:span><text:span text:style-name="T11"> </text:span><text:span text:style-name="T21">para</text:span><text:span text:style-name="T11"> </text:span><text:span text:style-name="T21">la</text:span><text:span text:style-name="T11"> </text:span><text:span text:style-name="T21">implantación</text:span><text:bookmark-end text:name="__RefHeading___Toc711_1646222026"/></text:h>
      <text:p text:style-name="Standard"><text:span text:style-name="T21"/></text:p>
      <text:p text:style-name="Standard"><text:span text:style-name="T21"/></text:p>
      <text:p text:style-name="Standard"><text:span text:style-name="T21"/></text:p>
      <text:p text:style-name="Standard"><text:span text:style-name="T21"/></text:p>
      <text:p text:style-name="Standard"><text:span text:style-name="T21"/></text:p>
      <text:p text:style-name="Standard"><text:span text:style-name="T21"/></text:p>
      <text:p text:style-name="Standard"><text:span text:style-name="T21"/></text:p>
      <text:p text:style-name="Standard"><text:span text:style-name="T21"/></text:p>
      <text:p text:style-name="Standard"><text:span text:style-name="T21"/></text:p>
      <text:p text:style-name="Standard"><text:span text:style-name="T21"/></text:p>
      <text:p text:style-name="Standard"><text:span text:style-name="T21"/></text:p>
      <text:p text:style-name="Standard"><text:span text:style-name="T21"/></text:p>
      <text:p text:style-name="Standard"><text:span text:style-name="T21"/></text:p>
      <text:h text:style-name="Heading_20_3" text:outline-level="3"><text:bookmark-start text:name="__RefHeading___Toc713_1646222026"/><text:span text:style-name="T21">Entregables</text:span><text:span text:style-name="T11"> </text:span><text:span text:style-name="T21">y</text:span><text:span text:style-name="T11"> </text:span><text:span text:style-name="T21">Acuerdos.</text:span><text:bookmark-end text:name="__RefHeading___Toc713_1646222026"/></text:h>
      <text:p text:style-name="P35"><text:span text:style-name="T22">Acuerdos</text:span><text:span text:style-name="T19"> </text:span><text:span text:style-name="T22">y</text:span><text:span text:style-name="T19"> </text:span><text:span text:style-name="T22">divisiones,</text:span><text:span text:style-name="T19"> </text:span><text:span text:style-name="T22">y</text:span><text:span text:style-name="T19"> </text:span><text:span text:style-name="T22">cómo</text:span><text:span text:style-name="T19"> </text:span><text:span text:style-name="T22">vamos</text:span><text:span text:style-name="T19"> </text:span><text:span text:style-name="T22">a</text:span><text:span text:style-name="T19"> </text:span><text:span text:style-name="T22">estructurar</text:span><text:span text:style-name="T19"> </text:span><text:span text:style-name="T22">el</text:span><text:span text:style-name="T19"> </text:span><text:span text:style-name="T22">proyecto, incluyendo</text:span><text:span text:style-name="T19"> </text:span><text:span text:style-name="T22">el</text:span><text:span text:style-name="T19"> </text:span><text:span text:style-name="T22">reparto</text:span><text:span text:style-name="T19"> </text:span><text:span text:style-name="T22">de trabajo en grupo o la carga de trabajo por meses. Logos, plantillas, portadas, presentación del DOC y futura presentación del proyecto.</text:span></text:p>
      <text:p text:style-name="P35"><text:span text:style-name="T22"/></text:p>
      <text:p text:style-name="P35"><text:span text:style-name="T22"/></text:p>
      <text:p text:style-name="P35"><text:span text:style-name="T22"/></text:p>
      <text:p text:style-name="P35"><text:span text:style-name="T22"/></text:p>
      <text:p text:style-name="P35"><text:span text:style-name="T22"/></text:p>
      <text:p text:style-name="P35"><text:span text:style-name="T22"/></text:p>
      <text:p text:style-name="P35"><text:span text:style-name="T22"/></text:p>
      <text:p text:style-name="P35"><text:span text:style-name="T22"/></text:p>
      <text:p text:style-name="P35"><text:span text:style-name="T22"/></text:p>
      <text:p text:style-name="P35"><text:span text:style-name="T22"/></text:p>
      <text:p text:style-name="P35"><text:span text:style-name="T22"/></text:p>
      <text:p text:style-name="P35"><text:span text:style-name="T22"/></text:p>
      <text:p text:style-name="P35"><text:span text:style-name="T22"/></text:p>
      <text:p text:style-name="P35"><text:span text:style-name="T22"/></text:p>
      <text:p text:style-name="P35"><text:span text:style-name="T22"/></text:p>
      <text:p text:style-name="P35"><text:span text:style-name="T22"/></text:p>
      <text:p text:style-name="P35"><text:span text:style-name="T22"/></text:p>
      <text:p text:style-name="P35"><text:span text:style-name="T22"/></text:p>
      <text:h text:style-name="Heading_20_3" text:outline-level="3"><text:bookmark-start text:name="__RefHeading___Toc715_1646222026"/><text:soft-page-break/><text:span text:style-name="T21">Metodología</text:span><text:span text:style-name="T11"> </text:span><text:span text:style-name="T21">o</text:span><text:span text:style-name="T11"> </text:span><text:span text:style-name="T21">ciclo</text:span><text:span text:style-name="T11"> </text:span><text:span text:style-name="T21">de</text:span><text:span text:style-name="T11"> </text:span><text:span text:style-name="T21">vida.</text:span><text:bookmark-end text:name="__RefHeading___Toc715_1646222026"/></text:h>
      <text:p text:style-name="P36"><text:span text:style-name="T18">Pasos</text:span><text:span text:style-name="T19"> </text:span><text:span text:style-name="T18">que</text:span><text:span text:style-name="T19"> </text:span><text:span text:style-name="T18">vais</text:span><text:span text:style-name="T19"> </text:span><text:span text:style-name="T18">a</text:span><text:span text:style-name="T19"> </text:span><text:span text:style-name="T18">dar</text:span><text:span text:style-name="T19"> </text:span><text:span text:style-name="T18">hasta</text:span><text:span text:style-name="T19"> </text:span><text:span text:style-name="T18">conseguir</text:span><text:span text:style-name="T19"> </text:span><text:span text:style-name="T18">el</text:span><text:span text:style-name="T19"> </text:span><text:span text:style-name="T18">proyecto</text:span><text:span text:style-name="T19"> </text:span><text:span text:style-name="T18">perfecto.</text:span><text:span text:style-name="T19"> </text:span><text:span text:style-name="T18">(Utilizad</text:span><text:span text:style-name="T19"> </text:span><text:span text:style-name="T18">la documentación de Entornos de desarrollo)</text:span></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7"><text:soft-page-break/> </text:p>
      <text:p text:style-name="P37"><text:span text:style-name="T20"/></text:p>
      <text:p text:style-name="P37"><text:span text:style-name="T20">Planificación</text:span><text:span text:style-name="T11"> </text:span><text:span text:style-name="T20">y</text:span><text:span text:style-name="T11"> </text:span><text:span text:style-name="T20">Costes</text:span><text:span text:style-name="T11"> </text:span><text:span text:style-name="T20">(Revisión</text:span><text:span text:style-name="T11"> </text:span><text:span text:style-name="T20">03)</text:span></text:p>
      <text:h text:style-name="P26" text:outline-level="3"><text:bookmark-start text:name="__RefHeading___Toc717_1646222026"/>Planificación<text:bookmark-end text:name="__RefHeading___Toc717_1646222026"/></text:h>
      <text:p text:style-name="P38"><text:span text:style-name="T18">Planificación (con temporalización de todas las actividades definidas en el punto anterior)</text:span><text:span text:style-name="T19"> </text:span><text:span text:style-name="T18">de</text:span><text:span text:style-name="T19"> </text:span><text:span text:style-name="T18">vuestro</text:span><text:span text:style-name="T19"> </text:span><text:span text:style-name="T18">proyecto</text:span><text:span text:style-name="T19"> </text:span><text:span text:style-name="T18">teniendo</text:span><text:span text:style-name="T19"> </text:span><text:span text:style-name="T18">en</text:span><text:span text:style-name="T19"> </text:span><text:span text:style-name="T18">cuenta</text:span><text:span text:style-name="T19"> </text:span><text:span text:style-name="T18">el</text:span><text:span text:style-name="T19"> </text:span><text:span text:style-name="T18">ciclo</text:span><text:span text:style-name="T19"> </text:span><text:span text:style-name="T18">de</text:span><text:span text:style-name="T19"> </text:span><text:span text:style-name="T18">vida</text:span><text:span text:style-name="T19"> </text:span><text:span text:style-name="T18">que hayáis</text:span><text:span text:style-name="T19"> </text:span><text:span text:style-name="T18">elegido. Intentad reflejar una planificación ideal, aunque vosotros hayáis hecho cambios sobre la marcha, es importante que refleje cual sería la manera ideal de planificar vuestro proyecto, además de cómo lo habéis ido planificando vosotros.</text:span></text:p>
      <text:p text:style-name="P38"><text:span text:style-name="T18"/></text:p>
      <text:p text:style-name="P38"><text:span text:style-name="T18"/></text:p>
      <text:p text:style-name="P38"><text:span text:style-name="T18"/></text:p>
      <text:p text:style-name="P38"><text:span text:style-name="T18"/></text:p>
      <text:p text:style-name="P38"><text:span text:style-name="T18"/></text:p>
      <text:p text:style-name="P38"><text:span text:style-name="T18"/></text:p>
      <text:h text:style-name="Heading_20_3" text:outline-level="3"><text:bookmark-start text:name="__RefHeading___Toc719_1646222026"/><text:span text:style-name="T10">Manuales</text:span><text:span text:style-name="T11"> </text:span><text:span text:style-name="T10">de</text:span><text:span text:style-name="T11"> </text:span><text:span text:style-name="T10">usuario</text:span><text:bookmark-end text:name="__RefHeading___Toc719_1646222026"/></text:h>
      <text:p text:style-name="P39"><text:span text:style-name="T18">Manuales</text:span><text:span text:style-name="T19"> </text:span><text:span text:style-name="T18">de</text:span><text:span text:style-name="T19"> </text:span><text:span text:style-name="T18">instalación, de</text:span><text:span text:style-name="T19"> </text:span><text:span text:style-name="T18">uso</text:span><text:span text:style-name="T19"> </text:span><text:span text:style-name="T18">(Entornos</text:span><text:span text:style-name="T19"> </text:span><text:span text:style-name="T18">de</text:span><text:span text:style-name="T19"> </text:span><text:span text:style-name="T18">desarrollo)</text:span><text:span text:style-name="T19"> </text:span><text:span text:style-name="T18">Podéis</text:span><text:span text:style-name="T19"> </text:span><text:span text:style-name="T18">hacer</text:span><text:span text:style-name="T19"> </text:span><text:span text:style-name="T18">referencia</text:span><text:span text:style-name="T19"> </text:span><text:span text:style-name="T18">a</text:span></text:p>
      <text:p text:style-name="P40"><text:span text:style-name="T18">ellos</text:span><text:span text:style-name="T19"> </text:span><text:span text:style-name="T18">aquí</text:span><text:span text:style-name="T19"> </text:span><text:span text:style-name="T18">pero luego</text:span><text:span text:style-name="T19"> </text:span><text:span text:style-name="T18">ponerlos</text:span><text:span text:style-name="T19"> </text:span><text:span text:style-name="T18">en</text:span><text:span text:style-name="T19"> </text:span><text:span text:style-name="T18">los</text:span><text:span text:style-name="T19"> </text:span><text:span text:style-name="T18">anexos.</text:span></text:p>
      <text:p text:style-name="P40"><text:span text:style-name="T18"/></text:p>
      <text:p text:style-name="P40"><text:span text:style-name="T18"/></text:p>
      <text:p text:style-name="P40"><text:span text:style-name="T18"/></text:p>
      <text:p text:style-name="P40"><text:span text:style-name="T18"/></text:p>
      <text:p text:style-name="P40"><text:span text:style-name="T18"/></text:p>
      <text:p text:style-name="P40"><text:span text:style-name="T18"/></text:p>
      <text:p text:style-name="P40"><text:span text:style-name="T18"/></text:p>
      <text:p text:style-name="P40"> </text:p>
      <text:h text:style-name="P26" text:outline-level="3"><text:bookmark-start text:name="__RefHeading___Toc721_1646222026"/>Licencias<text:bookmark-end text:name="__RefHeading___Toc721_1646222026"/></text:h>
      <text:p text:style-name="P41"><text:span text:style-name="T18">Licencia/s</text:span><text:span text:style-name="T19"> </text:span><text:span text:style-name="T18">que</text:span><text:span text:style-name="T19"> </text:span><text:span text:style-name="T18">vais</text:span><text:span text:style-name="T19"> </text:span><text:span text:style-name="T18">a</text:span><text:span text:style-name="T19"> </text:span><text:span text:style-name="T18">poner</text:span><text:span text:style-name="T19"> </text:span><text:span text:style-name="T18">en</text:span><text:span text:style-name="T19"> </text:span><text:span text:style-name="T18">vuestro</text:span><text:span text:style-name="T19"> </text:span><text:span text:style-name="T18">software,</text:span><text:span text:style-name="T19"> </text:span><text:span text:style-name="T18">explicando</text:span><text:span text:style-name="T19"> </text:span><text:span text:style-name="T18">en</text:span><text:span text:style-name="T19"> </text:span><text:span text:style-name="T18">qué</text:span><text:span text:style-name="T19"> </text:span><text:span text:style-name="T18">consiste</text:span><text:span text:style-name="T19"> </text:span><text:span text:style-name="T18">la</text:span><text:span text:style-name="T19"> </text:span><text:span text:style-name="T18">que habéis elegido y porqué (Sistemas de Gestión Empresarial).</text:span></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h text:style-name="P26" text:outline-level="3"><text:bookmark-start text:name="__RefHeading___Toc723_1646222026"/><text:soft-page-break/>Recursos<text:bookmark-end text:name="__RefHeading___Toc723_1646222026"/></text:h>
      <text:p text:style-name="P42">Hardware</text:p>
      <text:list text:style-name="L4">
        <text:list-item>
          <text:list>
            <text:list-item>
              <text:p text:style-name="P43">Servidores contratados en clouding</text:p>
            </text:list-item>
            <text:list-item>
              <text:p text:style-name="P44">Maquinas virtuales en local para el desarrollo del proyecto.</text:p>
            </text:list-item>
          </text:list>
        </text:list-item>
      </text:list>
      <text:p text:style-name="P45">Software</text:p>
      <text:list text:continue-numbering="true" text:style-name="L4">
        <text:list-item>
          <text:list>
            <text:list-item>
              <text:p text:style-name="P43">pfsense para el firewall</text:p>
            </text:list-item>
            <text:list-item>
              <text:p text:style-name="P43">ubuntu Server 24 como sistema base de los servidores.</text:p>
            </text:list-item>
            <text:list-item>
              <text:p text:style-name="P43">Apache2</text:p>
            </text:list-item>
            <text:list-item>
              <text:p text:style-name="P43">MySQL 8.0, JSON.</text:p>
            </text:list-item>
            <text:list-item>
              <text:p text:style-name="P43">Desarrollo web con: html, css, php.</text:p>
            </text:list-item>
          </text:list>
        </text:list-item>
      </text:list>
      <text:p text:style-name="P46">Herramientas de desarrollo</text:p>
      <text:list text:continue-numbering="true" text:style-name="L4">
        <text:list-item>
          <text:list>
            <text:list-item>
              <text:p text:style-name="P43">Editor de Código: Visual Code</text:p>
            </text:list-item>
            <text:list-item>
              <text:p text:style-name="P43">Git para control de versiones</text:p>
            </text:list-item>
            <text:list-item>
              <text:p text:style-name="P44">Virtualización con Virtual Box para la simulación.</text:p>
            </text:list-item>
          </text:list>
        </text:list-item>
      </text:list>
      <text:p text:style-name="P47"><text:span text:style-name="T23"/></text:p>
      <text:h text:style-name="Heading_20_3" text:outline-level="3"><text:bookmark-start text:name="__RefHeading___Toc725_1646222026"/><text:span text:style-name="T10">Diseño</text:span><text:span text:style-name="T11"> </text:span><text:span text:style-name="T10">de</text:span><text:span text:style-name="T11"> </text:span><text:span text:style-name="T10">la base de</text:span><text:span text:style-name="T11"> </text:span><text:span text:style-name="T10">datos</text:span><text:span text:style-name="T18">.</text:span><text:span text:style-name="T19"> </text:span><text:bookmark-end text:name="__RefHeading___Toc725_1646222026"/></text:h>
      <text:p text:style-name="P48"><text:span text:style-name="T19"/></text:p>
      <text:p text:style-name="P48"><text:span text:style-name="T18">Si</text:span><text:span text:style-name="T19"> </text:span><text:span text:style-name="T18">se</text:span><text:span text:style-name="T19"> </text:span><text:span text:style-name="T18">trata</text:span><text:span text:style-name="T19"> </text:span><text:span text:style-name="T18">de</text:span><text:span text:style-name="T19"> </text:span><text:span text:style-name="T18">software</text:span><text:span text:style-name="T19"> </text:span><text:span text:style-name="T18">o</text:span><text:span text:style-name="T19"> </text:span><text:span text:style-name="T18">scripts</text:span></text:p>
      <text:p text:style-name="P49"><text:span text:style-name="T18"/></text:p>
      <text:p text:style-name="P49"><text:span text:style-name="T18"/></text:p>
      <text:p text:style-name="P49"><text:span text:style-name="T18"/></text:p>
      <text:p text:style-name="P49"><text:span text:style-name="T18"/></text:p>
      <text:p text:style-name="P49"><text:span text:style-name="T18"/></text:p>
      <text:p text:style-name="P49"><text:span text:style-name="T18"/></text:p>
      <text:p text:style-name="P49"><text:span text:style-name="T18"/></text:p>
      <text:p text:style-name="P49"><text:span text:style-name="T18"/></text:p>
      <text:p text:style-name="P49"><text:span text:style-name="T18"/></text:p>
      <text:h text:style-name="Heading_20_3" text:outline-level="3"><text:bookmark-start text:name="__RefHeading___Toc727_1646222026"/><text:span text:style-name="T10">Diagrama</text:span><text:span text:style-name="T11"> </text:span><text:span text:style-name="T10">de</text:span><text:span text:style-name="T11"> </text:span><text:span text:style-name="T10">clases.</text:span><text:bookmark-end text:name="__RefHeading___Toc727_1646222026"/></text:h>
      <text:p text:style-name="P50"><text:span text:style-name="T18"/></text:p>
      <text:p text:style-name="P50"><text:span text:style-name="T18"/></text:p>
      <text:p text:style-name="P50"><text:span text:style-name="T18"/></text:p>
      <text:p text:style-name="P50"><text:span text:style-name="T18"/></text:p>
      <text:p text:style-name="P50"><text:span text:style-name="T18"/></text:p>
      <text:p text:style-name="P50"><text:span text:style-name="T18"/></text:p>
      <text:p text:style-name="P50"><text:span text:style-name="T18"/></text:p>
      <text:p text:style-name="P50"><text:span text:style-name="T18"/></text:p>
      <text:p text:style-name="P50"><text:span text:style-name="T18"/></text:p>
      <text:p text:style-name="P50"><text:span text:style-name="T18"/></text:p>
      <text:p text:style-name="P50"><text:span text:style-name="T18"/></text:p>
      <text:p text:style-name="P50"><text:span text:style-name="T18"/></text:p>
      <text:p text:style-name="P50"><text:soft-page-break/><text:span text:style-name="T18"/></text:p>
      <text:p text:style-name="P51"> <text:span text:style-name="T20">Versiones</text:span><text:span text:style-name="T11"> </text:span><text:span text:style-name="T20">del</text:span><text:span text:style-name="T11"> </text:span><text:span text:style-name="T20">Software</text:span><text:span text:style-name="T11"> </text:span><text:span text:style-name="T20">(Revisión</text:span><text:span text:style-name="T11"> </text:span><text:span text:style-name="T20">04→</text:span></text:p>
      <text:p text:style-name="P51"><text:span text:style-name="T20">opción</text:span><text:span text:style-name="T11"> </text:span><text:span text:style-name="T20">01/En</text:span><text:span text:style-name="T11"> </text:span><text:span text:style-name="T20">tiempo</text:span><text:span text:style-name="T11"> </text:span><text:span text:style-name="T20">real-</text:span></text:p>
      <text:p text:style-name="P52"><text:span text:style-name="T20">&gt;opción</text:span><text:span text:style-name="T11"> </text:span><text:span text:style-name="T20">02)</text:span></text:p>
      <text:h text:style-name="P26" text:outline-level="3"><text:bookmark-start text:name="__RefHeading___Toc729_1646222026"/>Prototipos<text:bookmark-end text:name="__RefHeading___Toc729_1646222026"/></text:h>
      <text:p text:style-name="P53">Explicación sobre los prototipos que se han ido haciendo a lo largo de las fases del desarrollo (dependerá del tipo de metodología que hayamos utilizado). Descripción de cada uno de ellos en detalle y los cambios con respecto a la versión anterior.</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text:soft-page-break/> <text:span text:style-name="T20">Presentación</text:span><text:span text:style-name="T11"> </text:span><text:span text:style-name="T20">del</text:span><text:span text:style-name="T11"> </text:span><text:span text:style-name="T20">Software</text:span><text:span text:style-name="T11"> </text:span><text:span text:style-name="T20">(Revisión</text:span><text:span text:style-name="T11"> </text:span><text:span text:style-name="T20">04-opción</text:span><text:span text:style-name="T11"> </text:span><text:span text:style-name="T20">02)</text:span></text:p>
      <text:p text:style-name="P55"><text:span text:style-name="T18">Explicación</text:span><text:span text:style-name="T19"> </text:span><text:span text:style-name="T18">sobre</text:span><text:span text:style-name="T19"> </text:span><text:span text:style-name="T18">la</text:span><text:span text:style-name="T19"> </text:span><text:span text:style-name="T18">presentación</text:span><text:span text:style-name="T19"> </text:span><text:span text:style-name="T18">que</text:span><text:span text:style-name="T19"> </text:span><text:span text:style-name="T18">se</text:span><text:span text:style-name="T19"> </text:span><text:span text:style-name="T18">va</text:span><text:span text:style-name="T19"> </text:span><text:span text:style-name="T18">a</text:span><text:span text:style-name="T19"> </text:span><text:span text:style-name="T18">hacer</text:span><text:span text:style-name="T19"> </text:span><text:span text:style-name="T18">para</text:span><text:span text:style-name="T19"> </text:span><text:span text:style-name="T18">la</text:span><text:span text:style-name="T19"> </text:span><text:span text:style-name="T18">exposición</text:span><text:span text:style-name="T19"> </text:span><text:span text:style-name="T18">del</text:span><text:span text:style-name="T19"> </text:span><text:span text:style-name="T18">proyecto</text:span></text:p>
      <text:p text:style-name="P40"><text:span text:style-name="T18">(medios,</text:span><text:span text:style-name="T19"> </text:span><text:span text:style-name="T18">temática,</text:span><text:span text:style-name="T19"> </text:span><text:span text:style-name="T18">dispositivo/s…).</text:span></text:p>
      <text:p text:style-name="P41"><text:span text:style-name="T18">Una</text:span><text:span text:style-name="T19"> </text:span><text:span text:style-name="T18">breve</text:span><text:span text:style-name="T19"> </text:span><text:span text:style-name="T18">explicación</text:span><text:span text:style-name="T19"> </text:span><text:span text:style-name="T18">sobre</text:span><text:span text:style-name="T19"> </text:span><text:span text:style-name="T18">cómo</text:span><text:span text:style-name="T19"> </text:span><text:span text:style-name="T18">se</text:span><text:span text:style-name="T19"> </text:span><text:span text:style-name="T18">debería</text:span><text:span text:style-name="T19"> </text:span><text:span text:style-name="T18">ejecutar</text:span><text:span text:style-name="T19"> </text:span><text:span text:style-name="T18">vuestra</text:span><text:span text:style-name="T19"> </text:span><text:span text:style-name="T18">presentación</text:span><text:span text:style-name="T19"> </text:span><text:span text:style-name="T18">(indicaciones de descarga, enlace, fichero ejecutable… o lo que corresponda).</text:span></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oft-page-break/><text:span text:style-name="T18"/></text:p>
      <text:h text:style-name="P26" text:outline-level="3"><text:bookmark-start text:name="__RefHeading___Toc731_1646222026"/>Conclusiones<text:bookmark-end text:name="__RefHeading___Toc731_1646222026"/></text:h>
      <text:p text:style-name="P56"><text:span text:style-name="T18">Explicación</text:span><text:span text:style-name="T19"> </text:span><text:span text:style-name="T18">global</text:span><text:span text:style-name="T19"> </text:span><text:span text:style-name="T18">de</text:span><text:span text:style-name="T19"> </text:span><text:span text:style-name="T18">vuestro</text:span><text:span text:style-name="T19"> </text:span><text:span text:style-name="T18">proyecto</text:span><text:span text:style-name="T19"> </text:span><text:span text:style-name="T18">en</text:span><text:span text:style-name="T19"> </text:span><text:span text:style-name="T18">una</text:span><text:span text:style-name="T19"> </text:span><text:span text:style-name="T18">sola</text:span><text:span text:style-name="T19"> </text:span><text:span text:style-name="T18">hoja(podéis</text:span><text:span text:style-name="T19"> </text:span><text:span text:style-name="T18">usar un</text:span><text:span text:style-name="T19"> </text:span><text:span text:style-name="T18">tipo</text:span><text:span text:style-name="T19"> </text:span><text:span text:style-name="T18">de</text:span><text:span text:style-name="T19"> </text:span><text:span text:style-name="T18">letra pequeño</text:span><text:span text:style-name="T19"> </text:span><text:span text:style-name="T18">para</text:span><text:span text:style-name="T19"> </text:span><text:span text:style-name="T18">que</text:span><text:span text:style-name="T19"> </text:span><text:span text:style-name="T18">quepa</text:span><text:span text:style-name="T19"> </text:span><text:span text:style-name="T18">la</text:span><text:span text:style-name="T19"> </text:span><text:span text:style-name="T18">mayor</text:span><text:span text:style-name="T19"> </text:span><text:span text:style-name="T18">cantidad</text:span><text:span text:style-name="T19"> </text:span><text:span text:style-name="T18">de</text:span><text:span text:style-name="T19"> </text:span><text:span text:style-name="T18">información</text:span><text:span text:style-name="T19"> </text:span><text:span text:style-name="T18">posible</text:span><text:span text:style-name="T19"> </text:span><text:span text:style-name="T18">imprescindible).</text:span></text:p>
      <text:p text:style-name="P56"><text:span text:style-name="T18"/></text:p>
      <text:p text:style-name="P56"><text:span text:style-name="T18"/></text:p>
      <text:p text:style-name="P24">El uso de servicios en la nube es una necesidad creciente para las pequeñas empresas, que requieren soluciones accesibles y eficientes para la gestión de sus datos y procesos empresariales. Sin embargo, muchas no cuentan con los recursos para implementar infraestructuras complejas.</text:p>
      <text:p text:style-name="P24">Este proyecto busca ofrecer una solución integral y automatizada que permita a estas empresas acceder a servicios en la nube de manera sencilla y segura, reduciendo costos, y mejorando su eficiencia operativa. </text:p>
      <text:p text:style-name="P24"><text:span text:style-name="T18">Además, la </text:span><text:span text:style-name="T23">uso</text:span><text:span text:style-name="T18"> de tecnologías como Kubernetes y Docker facilitará la escalabilidad, </text:span><text:span text:style-name="T23">flexibilidad</text:span><text:span text:style-name="T18"> y mantenimiento de los servicios, garantizando alta disponibilidad y eficiencia en la gestión de recursos.</text:span></text:p>
      <text:p text:style-name="P56"><text:span text:style-name="T18"/></text:p>
      <text:p text:style-name="P56"><text:span text:style-name="T18"/></text:p>
      <text:p text:style-name="P56"><text:span text:style-name="T18"/></text:p>
      <text:p text:style-name="P56"><text:span text:style-name="T18"/></text:p>
      <text:p text:style-name="P56"><text:span text:style-name="T18"/></text:p>
      <text:p text:style-name="P56"><text:span text:style-name="T18"/></text:p>
      <text:p text:style-name="P56"><text:span text:style-name="T18"/></text:p>
      <text:p text:style-name="P56"><text:span text:style-name="T18"/></text:p>
      <text:p text:style-name="P56"><text:span text:style-name="T18"/></text:p>
      <text:p text:style-name="P56"><text:span text:style-name="T18"/></text:p>
      <text:p text:style-name="P56"><text:span text:style-name="T18"/></text:p>
      <text:p text:style-name="P56"><text:span text:style-name="T18"/></text:p>
      <text:p text:style-name="P56"><text:span text:style-name="T18"/></text:p>
      <text:p text:style-name="P56"><text:span text:style-name="T18"/></text:p>
      <text:p text:style-name="P56"><text:span text:style-name="T18"/></text:p>
      <text:p text:style-name="P56"><text:span text:style-name="T18"/></text:p>
      <text:p text:style-name="P56"><text:span text:style-name="T18"/></text:p>
      <text:p text:style-name="P56"><text:span text:style-name="T18"/></text:p>
      <text:p text:style-name="P56"><text:span text:style-name="T18"/></text:p>
      <text:p text:style-name="P56"><text:span text:style-name="T18"/></text:p>
      <text:p text:style-name="P56"><text:span text:style-name="T18"/></text:p>
      <text:p text:style-name="P56"><text:span text:style-name="T18"/></text:p>
      <text:p text:style-name="P56"><text:span text:style-name="T18"/></text:p>
      <text:p text:style-name="P56"><text:span text:style-name="T18"/></text:p>
      <text:p text:style-name="P56"><text:span text:style-name="T18"/></text:p>
      <text:p text:style-name="P56"><text:span text:style-name="T18"/></text:p>
      <text:p text:style-name="P56"><text:span text:style-name="T18"/></text:p>
      <text:h text:style-name="P26" text:outline-level="3"><text:bookmark-start text:name="__RefHeading___Toc733_1646222026"/><text:soft-page-break/>Anexos<text:bookmark-end text:name="__RefHeading___Toc733_1646222026"/></text:h>
      <text:p text:style-name="P38"><text:span text:style-name="T18">Todos los anexos que necesitéis en vuestro proyecto, con apartados “Anexo I”, “Anexo II”... para cada documento, imágenes, manuales... que necesitáis sacar fuera de</text:span><text:span text:style-name="T19"> </text:span><text:span text:style-name="T18">la</text:span><text:span text:style-name="T19"> </text:span><text:span text:style-name="T18">memoria</text:span><text:span text:style-name="T19"> </text:span><text:span text:style-name="T18">por</text:span><text:span text:style-name="T19"> </text:span><text:span text:style-name="T18">su</text:span><text:span text:style-name="T19"> </text:span><text:span text:style-name="T18">volumen.</text:span><text:span text:style-name="T19"> </text:span><text:span text:style-name="T18">En</text:span><text:span text:style-name="T19"> </text:span><text:span text:style-name="T18">el</text:span><text:span text:style-name="T19"> </text:span><text:span text:style-name="T18">apartado</text:span><text:span text:style-name="T19"> </text:span><text:span text:style-name="T18">donde</text:span><text:span text:style-name="T19"> </text:span><text:span text:style-name="T18">hagáis</text:span><text:span text:style-name="T19"> </text:span><text:span text:style-name="T18">referencia</text:span><text:span text:style-name="T19"> </text:span><text:span text:style-name="T18">a</text:span><text:span text:style-name="T19"> </text:span><text:span text:style-name="T18">este</text:span><text:span text:style-name="T19"> </text:span><text:span text:style-name="T18">Anexo (por</text:span><text:span text:style-name="T19"> </text:span><text:span text:style-name="T18">ejemplo,</text:span><text:span text:style-name="T19"> </text:span><text:span text:style-name="T18">el</text:span><text:span text:style-name="T19"> </text:span><text:span text:style-name="T18">manual</text:span><text:span text:style-name="T19"> </text:span><text:span text:style-name="T18">de</text:span><text:span text:style-name="T19"> </text:span><text:span text:style-name="T18">uso,</text:span><text:span text:style-name="T19"> </text:span><text:span text:style-name="T18">en</text:span><text:span text:style-name="T19"> </text:span><text:span text:style-name="T18">el</text:span><text:span text:style-name="T19"> </text:span><text:span text:style-name="T18">apartado</text:span><text:span text:style-name="T19"> </text:span><text:span text:style-name="T18">de</text:span><text:span text:style-name="T19"> </text:span><text:span text:style-name="T18">Manuales),</text:span><text:span text:style-name="T19"> </text:span><text:span text:style-name="T18">poned</text:span><text:span text:style-name="T19"> </text:span><text:span text:style-name="T18">un</text:span><text:span text:style-name="T19"> </text:span><text:span text:style-name="T18">hipervínculo al anexo que estará en este apartado.</text:span></text:p>
      <text:p text:style-name="P38"><text:span text:style-name="T18"/></text:p>
      <text:p text:style-name="P38"><text:span text:style-name="T18"/></text:p>
      <text:h text:style-name="P26" text:outline-level="3"><text:bookmark-start text:name="__RefHeading___Toc735_1646222026"/>Webgrafía<text:bookmark-end text:name="__RefHeading___Toc735_1646222026"/></text:h>
      <text:list text:style-name="L5">
        <text:list-item>
          <text:p text:style-name="P57">https://es.wikipedia.org/wiki/Lorem_ipsum</text:p>
        </text:list-item>
      </text:list>
      <text:p text:style-name="P58"/>
      <text:p text:style-name="P59"><text:span text:style-name="T24"/></text:p>
      <text:h text:style-name="P60" text:outline-level="1"/>
      <text:p text:style-name="P59"/>
      <text:p text:style-name="P59"/>
      <text:p text:style-name="P59"/>
      <text:p text:style-name="P59"/>
      <text:p text:style-name="P59"/>
      <text:p text:style-name="P59"/>
      <text:p text:style-name="P59"/>
      <text:p text:style-name="P59"/>
      <text:p text:style-name="P59"/>
      <text:h text:style-name="P61" text:outline-level="1"/>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h text:style-name="P62" text:outline-level="1"><text:bookmark-start text:name="__RefHeading___Toc654_1646222026"/>Texto del preproyecto<text:bookmark-end text:name="__RefHeading___Toc654_1646222026"/></text:h>
      <text:h text:style-name="P61" text:outline-level="1"><text:bookmark-start text:name="__RefHeading___Toc421_2279072300"/><text:bookmark-start text:name="_Toc7"/>6. Aspectos principales que se pretenden abordar <text:bookmark-end text:name="__RefHeading___Toc421_2279072300"/><text:bookmark-end text:name="_Toc7"/></text:h>
      <text:list text:style-name="L6">
        <text:list-item>
          <text:p text:style-name="P63"><text:span text:style-name="T14">Seguridad de la red:</text:span> Implementación de un firewall con pfSense para controlar el tráfico y proteger los servicios.</text:p>
        </text:list-item>
        <text:list-item>
          <text:p text:style-name="P63"><text:span text:style-name="T14">Automatización de infraestructura:</text:span> Uso de Ansible, Terraform, Kubernetes y Docker para automatizar la creación y gestión de contenedores y pods.</text:p>
        </text:list-item>
        <text:list-item>
          <text:p text:style-name="P63"><text:span text:style-name="T14">Desarrollo de la aplicación web:</text:span> Creación de una interfaz accesible para que los clientes contraten y gestionen servicios.</text:p>
        </text:list-item>
        <text:list-item>
          <text:p text:style-name="P63"><text:span text:style-name="T14">Alta disponibilidad y escalabilidad:</text:span> Configuración de un cluster de servidores con un nodo maestro y dos nodos worker.</text:p>
        </text:list-item>
        <text:list-item>
          <text:p text:style-name="P64"><text:span text:style-name="T14">Despliegue de aplicaciones:</text:span> Instalación y configuración de Nextcloud y FacturaScript en contenedores personalizados.</text:p>
        </text:list-item>
      </text:list>
      <text:h text:style-name="P65" text:outline-level="1"><text:bookmark-start text:name="_Toc9"/><text:bookmark-start text:name="__RefHeading___Toc425_2279072300"/>8. Áreas de trabajo y otros elementos establecidos por el equipo docente del ciclo formativo a efectos de valoración de la propuesta<text:bookmark-end text:name="_Toc9"/><text:bookmark-end text:name="__RefHeading___Toc425_2279072300"/></text:h>
      <text:list text:style-name="L7">
        <text:list-item>
          <text:p text:style-name="P66"><text:span text:style-name="T14">Infraestructura de red:</text:span> Diseño y configuración de la red, incluyendo el firewall y el redireccionamiento IP.</text:p>
        </text:list-item>
        <text:list-item>
          <text:p text:style-name="P66"><text:span text:style-name="T14">Implantación y Desarrollo de aplicaciones web: </text:span>Creación de la aplicación web y despliegue de aplicaciones en contendores automatizados.</text:p>
        </text:list-item>
        <text:list-item>
          <text:p text:style-name="P66"><text:span text:style-name="T14">Gestión de Bases de Datos:</text:span> integración de MySQL con la aplicación web y con archivos JSON.</text:p>
        </text:list-item>
        <text:list-item>
          <text:p text:style-name="P66"><text:span text:style-name="T14">Seguridad: I</text:span>mplementación de medidas de seguridad en la red, servidores y aplicaciones.</text:p>
        </text:list-item>
        <text:list-item>
          <text:p text:style-name="P66"><text:span text:style-name="T14">Implantación de aplicaciones web: </text:span>despliegue de aplicaciones web</text:p>
        </text:list-item>
        <text:list-item>
          <text:p text:style-name="P66"><text:span text:style-name="T14">Sistemas operativos:</text:span> gestión y configuración de Ubuntu Server 24.</text:p>
        </text:list-item>
        <text:list-item>
          <text:p text:style-name="P66"><text:span text:style-name="T14">Documentación: </text:span>Elaboración de manuales de instalación, configuración y uso de la infraestructura y servicios.</text:p>
        </text:list-item>
        <text:list-item>
          <text:p text:style-name="P66"><text:span text:style-name="T14">Pruebas y validación:</text:span> Realización de pruebas de funcionamiento, escalabilidad y seguridad.</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pitch="variable"/>
    <style:font-face style:name="Cambria1" svg:font-family="Cambr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Arial3"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Arial3"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style:font-name="Arial" fo:font-family="Arial" style:font-pitch="variable" fo:font-size="14pt" style:font-name-asian="Arial3" style:font-family-asian="Arial" style:font-family-generic-asian="system" style:font-pitch-asian="variable" style:font-size-asian="14pt" style:font-name-complex="Arial3"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style:font-name="Arial" fo:font-family="Arial" style:font-pitch="variable" fo:font-style="italic" style:font-name-asian="Arial3" style:font-family-asian="Arial" style:font-family-generic-asian="system" style:font-pitch-asian="variable" style:font-style-asian="italic" style:font-name-complex="Arial3"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rial" fo:font-family="Arial" style:font-pitch="variable" style:font-name-asian="Arial3" style:font-family-asian="Arial" style:font-family-generic-asian="system" style:font-pitch-asian="variable" style:font-name-complex="Arial3"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style:font-name="Arial" fo:font-family="Arial" style:font-pitch="variable" fo:font-style="italic" style:font-name-asian="Arial3" style:font-family-asian="Arial" style:font-family-generic-asian="system" style:font-pitch-asian="variable" style:font-style-asian="italic" style:font-name-complex="Arial3"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rial" fo:font-family="Arial" style:font-pitch="variable" style:font-name-asian="Arial3" style:font-family-asian="Arial" style:font-family-generic-asian="system" style:font-pitch-asian="variable" style:font-name-complex="Arial3"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style:font-name="Arial" fo:font-family="Arial" style:font-pitch="variable" fo:font-style="italic" style:font-name-asian="Arial3" style:font-family-asian="Arial" style:font-family-generic-asian="system" style:font-pitch-asian="variable" style:font-style-asian="italic" style:font-name-complex="Arial3"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rial" fo:font-family="Arial" style:font-pitch="variable" fo:font-style="italic" style:font-name-asian="Arial3" style:font-family-asian="Arial" style:font-family-generic-asian="system" style:font-pitch-asian="variable" style:font-style-asian="italic" style:font-name-complex="Arial3"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rial" fo:font-family="Arial" style:font-pitch="variable" fo:font-size="28pt" fo:letter-spacing="-0.018cm" style:font-name-asian="Arial3" style:font-family-asian="Arial" style:font-family-generic-asian="system" style:font-pitch-asian="variable" style:font-size-asian="28pt" style:font-name-complex="Arial3" style:font-family-complex="Arial"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size-asian="14pt"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No_20_Spacing" style:display-name="No Spacing" style:family="paragraph" style:parent-style-name="Standard">
      <style:paragraph-properties fo:margin-top="0cm" fo:margin-bottom="0cm" style:contextual-spacing="false" fo:line-height="100%"/>
    </style:style>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cm" fo:margin-bottom="0cm" style:contextual-spacing="false" fo:line-height="100%"/>
      <style:text-properties fo:font-size="10pt" style:font-size-asian="10pt" style:font-size-complex="10pt"/>
    </style:style>
    <style:style style:name="Contents_20_3" style:display-name="Contents 3" style:family="paragraph" style:parent-style-name="Standard" style:next-style-name="Standard" style:class="index">
      <style:paragraph-properties fo:margin-left="0.776cm" fo:margin-top="0cm" fo:margin-bottom="0.176cm" style:contextual-spacing="false"/>
    </style:style>
    <style:style style:name="Contents_20_4" style:display-name="Contents 4" style:family="paragraph" style:parent-style-name="Standard" style:next-style-name="Standard" style:class="index">
      <style:paragraph-properties fo:margin-left="1.164cm" fo:margin-top="0cm" fo:margin-bottom="0.176cm" style:contextual-spacing="false"/>
    </style:style>
    <style:style style:name="Contents_20_5" style:display-name="Contents 5" style:family="paragraph" style:parent-style-name="Standard" style:next-style-name="Standard" style:class="index">
      <style:paragraph-properties fo:margin-left="1.552cm" fo:margin-top="0cm" fo:margin-bottom="0.176cm" style:contextual-spacing="false"/>
    </style:style>
    <style:style style:name="Contents_20_6" style:display-name="Contents 6" style:family="paragraph" style:parent-style-name="Standard" style:next-style-name="Standard" style:class="index">
      <style:paragraph-properties fo:margin-left="1.94cm" fo:margin-top="0cm" fo:margin-bottom="0.176cm" style:contextual-spacing="false"/>
    </style:style>
    <style:style style:name="Contents_20_7" style:display-name="Contents 7" style:family="paragraph" style:parent-style-name="Standard" style:next-style-name="Standard" style:class="index">
      <style:paragraph-properties fo:margin-left="2.328cm" fo:margin-top="0cm" fo:margin-bottom="0.176cm" style:contextual-spacing="false"/>
    </style:style>
    <style:style style:name="Contents_20_8" style:display-name="Contents 8" style:family="paragraph" style:parent-style-name="Standard" style:next-style-name="Standard" style:class="index">
      <style:paragraph-properties fo:margin-left="2.716cm" fo:margin-top="0cm" fo:margin-bottom="0.176cm" style:contextual-spacing="false"/>
    </style:style>
    <style:style style:name="Contents_20_9" style:display-name="Contents 9" style:family="paragraph" style:parent-style-name="Standard" style:next-style-name="Standard" style:class="index">
      <style:paragraph-properties fo:margin-left="3.104cm" fo:margin-top="0cm" fo:margin-bottom="0.176cm" style:contextual-spacing="false"/>
    </style:style>
    <style:style style:name="Figure_20_Index_20_1" style:display-name="Figure Index 1" style:family="paragraph" style:parent-style-name="Standard" style:next-style-name="Standard" style:class="index">
      <style:paragraph-properties fo:margin-top="0cm" fo:margin-bottom="0cm" style:contextual-spacing="false"/>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Arial3" style:font-family-asian="Arial" style:font-family-generic-asian="system" style:font-pitch-asian="variable" style:font-size-asian="16pt" style:font-name-complex="Arial3"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Arial3" style:font-family-asian="Arial" style:font-family-generic-asian="system" style:font-pitch-asian="variable" style:font-size-asian="13pt" style:font-name-complex="Arial3" style:font-family-complex="Arial" style:font-family-generic-complex="system" style:font-pitch-complex="variable" style:font-size-complex="13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anguage-asian="es" style:country-asian="ES"/>
    </style:style>
    <style:style style:name="Contents_20_1" style:display-name="Contents 1" style:family="paragraph" style:parent-style-name="Standard" style:next-style-name="Standard" style:class="index">
      <style:paragraph-properties fo:margin-top="0cm" fo:margin-bottom="0.176cm" style:contextual-spacing="false"/>
    </style:style>
    <style:style style:name="Contents_20_2" style:display-name="Contents 2" style:family="paragraph" style:parent-style-name="Standard" style:next-style-name="Standard" style:class="index">
      <style:paragraph-properties fo:margin-left="0.388cm" fo:margin-top="0cm" fo:margin-bottom="0.176cm" style:contextual-spacing="false"/>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Cambria" fo:font-family="Cambria" style:font-pitch="variable" fo:font-size="12pt" style:font-name-asian="Calibri1" style:font-family-asian="Calibri" style:font-family-generic-asian="system" style:font-pitch-asian="variable" style:font-size-asian="12pt" style:font-name-complex="Cambria1" style:font-family-complex="Cambria"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ing_20_1_20_Char" style:display-name="Heading 1 Char" style:family="text" style:parent-style-name="Default_20_Paragraph_20_Font">
      <style:text-properties fo:color="#0f4761" loext:opacity="100%" style:font-name="Arial" fo:font-family="Arial" style:font-pitch="variable" fo:font-size="20pt" style:font-name-asian="Arial3" style:font-family-asian="Arial" style:font-family-generic-asian="system" style:font-pitch-asian="variable" style:font-size-asian="20pt" style:font-name-complex="Arial3"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style:text-properties fo:color="#0f4761" loext:opacity="100%" style:font-name="Arial" fo:font-family="Arial" style:font-pitch="variable" fo:font-size="16pt" style:font-name-asian="Arial3" style:font-family-asian="Arial" style:font-family-generic-asian="system" style:font-pitch-asian="variable" style:font-size-asian="16pt" style:font-name-complex="Arial3"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style:text-properties fo:color="#0f4761" loext:opacity="100%" style:font-name="Arial" fo:font-family="Arial" style:font-pitch="variable" fo:font-size="14pt" style:font-name-asian="Arial3" style:font-family-asian="Arial" style:font-family-generic-asian="system" style:font-pitch-asian="variable" style:font-size-asian="14pt" style:font-name-complex="Arial3"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style:text-properties fo:color="#0f4761" loext:opacity="100%" style:font-name="Arial" fo:font-family="Arial" style:font-pitch="variable" fo:font-style="italic" style:font-name-asian="Arial3" style:font-family-asian="Arial" style:font-family-generic-asian="system" style:font-pitch-asian="variable" style:font-style-asian="italic" style:font-name-complex="Arial3"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style:text-properties fo:color="#0f4761" loext:opacity="100%" style:font-name="Arial" fo:font-family="Arial" style:font-pitch="variable" style:font-name-asian="Arial3" style:font-family-asian="Arial" style:font-family-generic-asian="system" style:font-pitch-asian="variable" style:font-name-complex="Arial3"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style:text-properties fo:color="#595959" loext:opacity="100%" style:font-name="Arial" fo:font-family="Arial" style:font-pitch="variable" fo:font-style="italic" style:font-name-asian="Arial3" style:font-family-asian="Arial" style:font-family-generic-asian="system" style:font-pitch-asian="variable" style:font-style-asian="italic" style:font-name-complex="Arial3"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style:text-properties fo:color="#595959" loext:opacity="100%" style:font-name="Arial" fo:font-family="Arial" style:font-pitch="variable" style:font-name-asian="Arial3" style:font-family-asian="Arial" style:font-family-generic-asian="system" style:font-pitch-asian="variable" style:font-name-complex="Arial3"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style:text-properties fo:color="#272727" loext:opacity="100%" style:font-name="Arial" fo:font-family="Arial" style:font-pitch="variable" fo:font-style="italic" style:font-name-asian="Arial3" style:font-family-asian="Arial" style:font-family-generic-asian="system" style:font-pitch-asian="variable" style:font-style-asian="italic" style:font-name-complex="Arial3"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style:text-properties fo:color="#272727" loext:opacity="100%" style:font-name="Arial" fo:font-family="Arial" style:font-pitch="variable" fo:font-style="italic" style:font-name-asian="Arial3" style:font-family-asian="Arial" style:font-family-generic-asian="system" style:font-pitch-asian="variable" style:font-style-asian="italic" style:font-name-complex="Arial3"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style:text-properties style:font-name="Arial" fo:font-family="Arial" style:font-pitch="variable" fo:font-size="28pt" fo:letter-spacing="-0.018cm" style:font-name-asian="Arial3" style:font-family-asian="Arial" style:font-family-generic-asian="system" style:font-pitch-asian="variable" style:font-size-asian="28pt" style:font-name-complex="Arial3" style:font-family-complex="Arial"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26cm" style:font-size-asian="14pt"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Subtle_20_Emphasis" style:display-name="Subtle Emphasis" style:family="text" style:parent-style-name="Default_20_Paragraph_20_Font">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ubtle_20_Reference" style:display-name="Subtle Reference" style:family="text" style:parent-style-name="Default_20_Paragraph_20_Font">
      <style:text-properties fo:font-variant="small-caps" fo:color="#5a5a5a" loext:opacity="100%">
        <loext:char-complex-color loext:theme-type="dark1" loext:color-type="theme">
          <loext:transformation loext:type="tint" loext:value="3529"/>
        </loext:char-complex-color>
      </style:text-properties>
    </style:style>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color="#2f5496" loext:opacity="100%" style:font-name="Calibri Light" fo:font-family="'Calibri Light'" style:font-family-generic="roman" style:font-pitch="variable" fo:font-size="16pt" style:font-name-asian="Arial3" style:font-family-asian="Arial" style:font-family-generic-asian="system" style:font-pitch-asian="variable" style:font-size-asian="16pt" style:font-name-complex="Arial3"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2_20_Car" style:display-name="Título 2 Car" style:family="text" style:parent-style-name="Default_20_Paragraph_20_Font">
      <style:text-properties fo:color="#2f5496" loext:opacity="100%" style:font-name="Calibri Light" fo:font-family="'Calibri Light'" style:font-family-generic="roman" style:font-pitch="variable" fo:font-size="13pt" style:font-name-asian="Arial3" style:font-family-asian="Arial" style:font-family-generic-asian="system" style:font-pitch-asian="variable" style:font-size-asian="13pt" style:font-name-complex="Arial3" style:font-family-complex="Arial" style:font-family-generic-complex="system" style:font-pitch-complex="variable" style:font-size-complex="13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is-legal="true"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is-legal="true"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is-legal="true"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is-legal="true"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is-legal="true"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is-legal="true"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is-legal="true"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is-legal="true"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is-legal="true"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is-legal="true"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is-legal="true"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is-legal="true"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is-legal="true"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is-legal="true"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is-legal="true"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is-legal="true"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is-legal="true"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is-legal="true"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is-legal="true"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is-legal="true"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1" loext:is-legal="true"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2" loext:is-legal="true"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3" loext:is-legal="true"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4" loext:is-legal="true"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5" loext:is-legal="true"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6" loext:is-legal="true"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7" loext:is-legal="true"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master-page-name="">
      <loext:graphic-properties draw:fill="none"/>
      <style:paragraph-properties fo:margin-left="0cm" fo:margin-right="0cm" fo:margin-top="0cm" fo:margin-bottom="0cm" style:contextual-spacing="false" fo:line-height="100%" fo:text-align="start" style:justify-single-word="false" fo:orphans="2" fo:widows="2" fo:text-indent="-0.4cm" style:auto-text-indent="false" style:page-number="auto" fo:background-color="transparent" style:writing-mode="lr-tb">
        <style:tab-stops>
          <style:tab-stop style:position="7.5cm" style:type="center"/>
          <style:tab-stop style:position="11.502cm"/>
          <style:tab-stop style:position="15cm" style:type="right"/>
        </style:tab-stops>
      </style:paragraph-properties>
      <style:text-properties style:font-name="Arial2" fo:font-size="10pt" officeooo:paragraph-rsid="0012862f" style:font-size-asian="10pt" style:font-size-complex="10pt"/>
    </style:style>
    <style:style style:name="MP2" style:family="paragraph" style:parent-style-name="Footer">
      <style:paragraph-properties>
        <style:tab-stops>
          <style:tab-stop style:position="7.5cm" style:type="center"/>
          <style:tab-stop style:position="11.502cm"/>
          <style:tab-stop style:position="15cm" style:type="right"/>
        </style:tab-stops>
      </style:paragraph-properties>
      <style:text-properties officeooo:paragraph-rsid="0011b7ea"/>
    </style:style>
    <style:style style:name="MP3" style:family="paragraph" style:parent-style-name="Footer" style:master-page-name="">
      <loext:graphic-properties draw:fill="none"/>
      <style:paragraph-properties fo:margin-left="0cm" fo:margin-right="-0.4cm" fo:margin-top="0cm" fo:margin-bottom="0cm" style:contextual-spacing="false" fo:line-height="100%" fo:text-align="start" style:justify-single-word="false" fo:orphans="2" fo:widows="2" fo:text-indent="0cm" style:auto-text-indent="false" style:page-number="auto" fo:background-color="transparent" style:writing-mode="lr-tb">
        <style:tab-stops>
          <style:tab-stop style:position="7.5cm" style:type="center"/>
          <style:tab-stop style:position="15cm" style:type="right"/>
        </style:tab-stops>
      </style:paragraph-properties>
      <style:text-properties officeooo:paragraph-rsid="0012862f"/>
    </style:style>
    <style:style style:name="MP4" style:family="paragraph" style:parent-style-name="Footer">
      <loext:graphic-properties draw:fill="none"/>
      <style:paragraph-properties fo:margin-left="0cm" fo:margin-right="-0.4cm" fo:margin-top="0cm" fo:margin-bottom="0cm" style:contextual-spacing="false" fo:line-height="100%" fo:text-align="start" style:justify-single-word="false" fo:orphans="2" fo:widows="2" fo:text-indent="0cm" style:auto-text-indent="false" fo:background-color="transparent" style:writing-mode="lr-tb">
        <style:tab-stops>
          <style:tab-stop style:position="7.5cm" style:type="center"/>
          <style:tab-stop style:position="15cm" style:type="right"/>
        </style:tab-stops>
      </style:paragraph-properties>
      <style:text-properties officeooo:paragraph-rsid="0012862f"/>
    </style:style>
    <style:style style:name="MP5" style:family="paragraph" style:parent-style-name="Footer">
      <style:paragraph-properties fo:text-align="center" style:justify-single-word="false"/>
      <style:text-properties officeooo:paragraph-rsid="000ca31d"/>
    </style:style>
    <style:style style:name="MT1" style:family="text">
      <style:text-properties officeooo:rsid="000ca31d"/>
    </style:style>
    <style:style style:name="MT2" style:family="text">
      <style:text-properties style:font-name="Arial2" fo:font-size="10pt" officeooo:rsid="000ca31d" style:font-size-asian="10pt" style:font-size-complex="10pt"/>
    </style:style>
    <style:style style:name="MT3" style:family="text">
      <style:text-properties style:font-name="Arial2" fo:font-size="10pt" officeooo:rsid="0012862f" style:font-size-asian="10pt" style:font-size-complex="10pt"/>
    </style:style>
    <style:style style:name="Mfr1"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21.001cm" fo:page-height="29.7cm" style:num-format="1" style:print-orientation="portrait" fo:margin-top="0.053cm" fo:margin-bottom="0.43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3.096cm" fo:margin-left="0.053cm" fo:margin-right="0cm" fo:margin-bottom="1.189cm" style:dynamic-spacing="true"/>
      </style:header-style>
      <style:footer-style>
        <style:header-footer-properties svg:height="1.427cm" fo:margin-left="0cm" fo:margin-right="0cm" fo:margin-top="1.18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2.png" text:anchor-type="char" svg:x="-1.813cm" svg:y="-0.441cm" svg:width="1.129cm" svg:height="1.125cm" draw:z-index="0"><draw:image xlink:href="Pictures/100000010000004200000042B45DD52B.png" xlink:type="simple" xlink:show="embed" xlink:actuate="onLoad" draw:mime-type="image/png"/><svg:desc>IES Calderón de la Barca</svg:desc></draw:frame><text:s text:c="5"/>IES Calderón de la Barca (Pinto) <text:tab/> <text:s text:c="57"/><text:span text:style-name="MT1">Andrés Sierra y Asier García</text:span> <text:s text:c="24"/></text:p>
      </style:header>
      <style:header-left>
        <text:p text:style-name="MP2"><draw:frame draw:style-name="Mfr1" draw:name="Imagen 342365556" text:anchor-type="char" svg:x="-1.549cm" svg:y="-0.362cm" svg:width="1.129cm" svg:height="1.005cm" draw:z-index="12"><draw:image xlink:href="Pictures/100000010000004200000042B45DD52B.png" xlink:type="simple" xlink:show="embed" xlink:actuate="onLoad" draw:mime-type="image/png"/><svg:desc>IES Calderón de la Barca</svg:desc></draw:frame>IES Calderón de la Barca (Pinto) <text:tab/> <text:s text:c="69"/><text:span text:style-name="MT2">Andrés Sierra </text:span><text:span text:style-name="MT3">&amp;</text:span><text:span text:style-name="MT2"> Asier García</text:span></text:p>
      </style:header-left>
      <style:header-first>
        <text:p text:style-name="Header"/>
        <text:p text:style-name="Header"/>
        <text:p text:style-name="Header"/>
        <text:p text:style-name="Header"/>
        <text:p text:style-name="Header"/>
      </style:header-first>
      <style:footer>
        <text:p text:style-name="MP3"><text:span text:style-name="MT1">Automatización de Servicios en Contenedores <text:s/><text:tab/> <text:s text:c="21"/></text:span><text:s text:c="25"/>Andrés Sierra <text:span text:style-name="MT1">&amp;</text:span> Asier García <text:s/></text:p>
        <text:p text:style-name="MP4"/>
        <text:p text:style-name="MP5"><text:page-number text:select-page="current">15</text:page-number></text:p>
      </style:footer>
      <style:footer-left>
        <text:p text:style-name="MP3"><text:span text:style-name="MT1">Automatización de Servicios en Contenedores <text:s/><text:tab/> <text:s text:c="21"/></text:span><text:s text:c="25"/>Andrés Sierra <text:span text:style-name="MT1">&amp;</text:span> Asier García <text:s/></text:p>
        <text:p text:style-name="MP4"/>
        <text:p text:style-name="MP4"><text:s text:c="2"/><text:tab/><text:page-number text:select-page="current">14</text:page-number></text:p>
      </style:footer-left>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Profesional</meta:initial-creator>
    <meta:editing-cycles>39</meta:editing-cycles>
    <meta:creation-date>2024-09-29T13:14:00</meta:creation-date>
    <dc:date>2025-01-30T00:10:50.010000000</dc:date>
    <meta:generator>LibreOffice/24.8.4.2$Windows_X86_64 LibreOffice_project/bb3cfa12c7b1bf994ecc5649a80400d06cd71002</meta:generator>
    <meta:editing-duration>PT22M9S</meta:editing-duration>
    <meta:print-date>2025-01-29T22:39:50.950000000</meta:print-date>
    <meta:printed-by>Archivos PDF</meta:printed-by>
    <dc:title>Proyecto Plantilla</dc:title>
    <meta:document-statistic meta:table-count="0" meta:image-count="3" meta:object-count="0" meta:page-count="14" meta:paragraph-count="139" meta:word-count="1365" meta:character-count="9239" meta:non-whitespace-character-count="7755"/>
    <meta:template xlink:type="simple" xlink:actuate="onRequest" xlink:title="Normal.dotm" xlink:href=""/>
  </office:meta>
</office:document-meta>
</file>